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4.1312in"/>
    </style:style>
    <style:style style:name="TableColumn3" style:family="table-column">
      <style:table-column-properties style:column-width="4.725in"/>
    </style:style>
    <style:style style:name="TableColumn4" style:family="table-column">
      <style:table-column-properties style:column-width="1.8298in"/>
    </style:style>
    <style:style style:name="Table1" style:family="table" style:master-page-name="MP0">
      <style:table-properties style:width="10.686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margin-bottom="0in" fo:line-height="100%"/>
      <style:text-properties fo:font-size="8pt" style:font-size-asian="8pt" style:font-size-complex="8pt"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1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1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17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18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19" style:parent-style-name="Absatz-Standardschriftart" style:family="text">
      <style:text-properties style:font-name="Consolas" style:font-name-complex="Consolas" fo:color="#808080" fo:font-size="8pt" style:font-size-asian="8pt" style:font-size-complex="8pt" fo:language="en" fo:country="US"/>
    </style:style>
    <style:style style:name="T20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21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22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23" style:parent-style-name="Absatz-Standardschriftart" style:family="text">
      <style:text-properties style:font-name="Consolas" style:font-name-complex="Consolas" fo:color="#A31515" fo:font-size="8pt" style:font-size-asian="8pt" style:font-size-complex="8pt" fo:language="en" fo:country="US"/>
    </style:style>
    <style:style style:name="T24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P25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26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27" style:parent-style-name="Absatz-Standardschriftart" style:family="text">
      <style:text-properties style:font-name="Consolas" style:font-name-complex="Consolas" fo:color="#0000FF" fo:font-size="8pt" style:font-size-asian="8pt" style:font-size-complex="8pt" fo:language="en" fo:country="US"/>
    </style:style>
    <style:style style:name="T28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P29" style:parent-style-name="Standard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8pt" style:font-size-asian="8pt" style:font-size-complex="8pt" fo:language="en" fo:country="US" fo:hyphenate="true"/>
    </style:style>
    <style:style style:name="P30" style:parent-style-name="Standard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8pt" style:font-size-asian="8pt" style:font-size-complex="8pt" fo:language="en" fo:country="US" fo:hyphenate="true"/>
    </style:style>
    <style:style style:name="P31" style:parent-style-name="Standard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8pt" style:font-size-asian="8pt" style:font-size-complex="8pt" fo:language="en" fo:country="US" fo:hyphenate="true"/>
    </style:style>
    <style:style style:name="P32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33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34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35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36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37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38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39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40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41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42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43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P44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45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46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47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48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49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50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51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52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53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54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55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P56" style:parent-style-name="Standard" style:family="paragraph">
      <style:paragraph-properties fo:margin-bottom="0in" fo:line-height="100%"/>
    </style:style>
    <style:style style:name="T57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58" style:parent-style-name="Absatz-Standardschriftart" style:family="text">
      <style:text-properties style:font-name="Consolas" style:font-name-complex="Consolas" fo:color="#000000" fo:font-size="8pt" style:font-size-asian="8pt" style:font-size-complex="8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P61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P62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P63" style:parent-style-name="Standard" style:family="paragraph">
      <style:paragraph-properties fo:margin-bottom="0in" fo:line-height="100%"/>
    </style:style>
    <style:style style:name="T64" style:parent-style-name="Absatz-Standardschriftart" style:family="text">
      <style:text-properties fo:font-size="8pt" style:font-size-asian="8pt" style:font-size-complex="8pt" fo:language="en" fo:country="US"/>
    </style:style>
    <style:style style:name="T65" style:parent-style-name="Absatz-Standardschriftart" style:family="text">
      <style:text-properties fo:font-size="8pt" style:font-size-asian="8pt" style:font-size-complex="8pt" fo:background-color="#00FF00" fo:language="en" fo:country="US"/>
    </style:style>
    <style:style style:name="T66" style:parent-style-name="Absatz-Standardschriftart" style:family="text">
      <style:text-properties fo:font-size="8pt" style:font-size-asian="8pt" style:font-size-complex="8pt" fo:language="en" fo:country="US"/>
    </style:style>
    <style:style style:name="T67" style:parent-style-name="Absatz-Standardschriftart" style:family="text">
      <style:text-properties fo:font-size="8pt" style:font-size-asian="8pt" style:font-size-complex="8pt" fo:language="en" fo:country="US"/>
    </style:style>
    <style:style style:name="T68" style:parent-style-name="Absatz-Standardschriftart" style:family="text">
      <style:text-properties fo:font-size="8pt" style:font-size-asian="8pt" style:font-size-complex="8pt" fo:language="en" fo:country="US"/>
    </style:style>
    <style:style style:name="T69" style:parent-style-name="Absatz-Standardschriftart" style:family="text">
      <style:text-properties fo:font-size="8pt" style:font-size-asian="8pt" style:font-size-complex="8pt" fo:language="en" fo:country="US"/>
    </style:style>
    <style:style style:name="T70" style:parent-style-name="Absatz-Standardschriftart" style:family="text">
      <style:text-properties fo:font-size="8pt" style:font-size-asian="8pt" style:font-size-complex="8pt" fo:language="en" fo:country="US"/>
    </style:style>
    <style:style style:name="P7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72" style:parent-style-name="Standard" style:family="paragraph">
      <style:paragraph-properties fo:margin-bottom="0in" fo:line-height="100%"/>
    </style:style>
    <style:style style:name="T73" style:parent-style-name="Absatz-Standardschriftart" style:family="text">
      <style:text-properties fo:font-size="8pt" style:font-size-asian="8pt" style:font-size-complex="8pt" fo:language="en" fo:country="US"/>
    </style:style>
    <style:style style:name="T74" style:parent-style-name="Absatz-Standardschriftart" style:family="text">
      <style:text-properties fo:font-size="8pt" style:font-size-asian="8pt" style:font-size-complex="8pt"/>
    </style:style>
    <style:style style:name="T75" style:parent-style-name="Absatz-Standardschriftart" style:family="text">
      <style:text-properties fo:font-size="8pt" style:font-size-asian="8pt" style:font-size-complex="8pt"/>
    </style:style>
    <style:style style:name="T76" style:parent-style-name="Absatz-Standardschriftart" style:family="text">
      <style:text-properties fo:font-size="8pt" style:font-size-asian="8pt" style:font-size-complex="8pt"/>
    </style:style>
    <style:style style:name="T77" style:parent-style-name="Absatz-Standardschriftart" style:family="text">
      <style:text-properties fo:font-size="8pt" style:font-size-asian="8pt" style:font-size-complex="8pt"/>
    </style:style>
    <style:style style:name="T78" style:parent-style-name="Absatz-Standardschriftart" style:family="text">
      <style:text-properties fo:font-size="8pt" style:font-size-asian="8pt" style:font-size-complex="8pt" fo:background-color="#00FFFF"/>
    </style:style>
    <style:style style:name="T79" style:parent-style-name="Absatz-Standardschriftart" style:family="text">
      <style:text-properties fo:font-size="8pt" style:font-size-asian="8pt" style:font-size-complex="8pt"/>
    </style:style>
    <style:style style:name="T80" style:parent-style-name="Absatz-Standardschriftart" style:family="text">
      <style:text-properties fo:font-size="8pt" style:font-size-asian="8pt" style:font-size-complex="8pt" fo:background-color="#00FFFF"/>
    </style:style>
    <style:style style:name="T81" style:parent-style-name="Absatz-Standardschriftart" style:family="text">
      <style:text-properties fo:font-size="8pt" style:font-size-asian="8pt" style:font-size-complex="8pt"/>
    </style:style>
    <style:style style:name="P82" style:parent-style-name="Standard" style:family="paragraph">
      <style:paragraph-properties fo:margin-bottom="0in" fo:line-height="100%"/>
    </style:style>
    <style:style style:name="T83" style:parent-style-name="Absatz-Standardschriftart" style:family="text">
      <style:text-properties fo:font-size="8pt" style:font-size-asian="8pt" style:font-size-complex="8pt"/>
    </style:style>
    <style:style style:name="T84" style:parent-style-name="Absatz-Standardschriftart" style:family="text">
      <style:text-properties fo:font-size="8pt" style:font-size-asian="8pt" style:font-size-complex="8pt" fo:language="en" fo:country="US"/>
    </style:style>
    <style:style style:name="T85" style:parent-style-name="Absatz-Standardschriftart" style:family="text">
      <style:text-properties fo:font-size="8pt" style:font-size-asian="8pt" style:font-size-complex="8pt" fo:language="en" fo:country="US"/>
    </style:style>
    <style:style style:name="T86" style:parent-style-name="Absatz-Standardschriftart" style:family="text">
      <style:text-properties fo:font-size="8pt" style:font-size-asian="8pt" style:font-size-complex="8pt" fo:language="en" fo:country="US"/>
    </style:style>
    <style:style style:name="P8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8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8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9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9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9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9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9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9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9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97" style:parent-style-name="Standard" style:family="paragraph">
      <style:paragraph-properties fo:margin-bottom="0in" fo:line-height="100%"/>
    </style:style>
    <style:style style:name="T98" style:parent-style-name="Absatz-Standardschriftart" style:family="text">
      <style:text-properties fo:font-size="8pt" style:font-size-asian="8pt" style:font-size-complex="8pt" fo:language="en" fo:country="US"/>
    </style:style>
    <style:style style:name="T99" style:parent-style-name="Absatz-Standardschriftart" style:family="text">
      <style:text-properties fo:font-size="8pt" style:font-size-asian="8pt" style:font-size-complex="8pt"/>
    </style:style>
    <style:style style:name="T100" style:parent-style-name="Absatz-Standardschriftart" style:family="text">
      <style:text-properties fo:font-size="8pt" style:font-size-asian="8pt" style:font-size-complex="8pt"/>
    </style:style>
    <style:style style:name="T101" style:parent-style-name="Absatz-Standardschriftart" style:family="text">
      <style:text-properties fo:font-size="8pt" style:font-size-asian="8pt" style:font-size-complex="8pt"/>
    </style:style>
    <style:style style:name="T102" style:parent-style-name="Absatz-Standardschriftart" style:family="text">
      <style:text-properties fo:font-size="8pt" style:font-size-asian="8pt" style:font-size-complex="8pt"/>
    </style:style>
    <style:style style:name="T103" style:parent-style-name="Absatz-Standardschriftart" style:family="text">
      <style:text-properties fo:font-size="8pt" style:font-size-asian="8pt" style:font-size-complex="8pt" fo:background-color="#00FF00"/>
    </style:style>
    <style:style style:name="T104" style:parent-style-name="Absatz-Standardschriftart" style:family="text">
      <style:text-properties fo:font-size="8pt" style:font-size-asian="8pt" style:font-size-complex="8pt"/>
    </style:style>
    <style:style style:name="P105" style:parent-style-name="Standard" style:family="paragraph">
      <style:paragraph-properties fo:margin-bottom="0in" fo:line-height="100%"/>
    </style:style>
    <style:style style:name="T106" style:parent-style-name="Absatz-Standardschriftart" style:family="text">
      <style:text-properties fo:font-size="8pt" style:font-size-asian="8pt" style:font-size-complex="8pt"/>
    </style:style>
    <style:style style:name="T107" style:parent-style-name="Absatz-Standardschriftart" style:family="text">
      <style:text-properties fo:font-size="8pt" style:font-size-asian="8pt" style:font-size-complex="8pt" fo:background-color="#00FFFF"/>
    </style:style>
    <style:style style:name="T108" style:parent-style-name="Absatz-Standardschriftart" style:family="text">
      <style:text-properties fo:font-size="8pt" style:font-size-asian="8pt" style:font-size-complex="8pt"/>
    </style:style>
    <style:style style:name="T109" style:parent-style-name="Absatz-Standardschriftart" style:family="text">
      <style:text-properties fo:font-size="8pt" style:font-size-asian="8pt" style:font-size-complex="8pt"/>
    </style:style>
    <style:style style:name="T110" style:parent-style-name="Absatz-Standardschriftart" style:family="text">
      <style:text-properties fo:font-size="8pt" style:font-size-asian="8pt" style:font-size-complex="8pt"/>
    </style:style>
    <style:style style:name="T111" style:parent-style-name="Absatz-Standardschriftart" style:family="text">
      <style:text-properties fo:font-size="8pt" style:font-size-asian="8pt" style:font-size-complex="8pt"/>
    </style:style>
    <style:style style:name="T112" style:parent-style-name="Absatz-Standardschriftart" style:family="text">
      <style:text-properties fo:font-size="8pt" style:font-size-asian="8pt" style:font-size-complex="8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P115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P116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P117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P118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P119" style:parent-style-name="Standard" style:family="paragraph">
      <style:paragraph-properties fo:break-before="page"/>
      <style:text-properties fo:font-size="8pt" style:font-size-asian="8pt" style:font-size-complex="8pt"/>
    </style:style>
    <style:style style:name="TableColumn121" style:family="table-column">
      <style:table-column-properties style:column-width="4.1312in"/>
    </style:style>
    <style:style style:name="TableColumn122" style:family="table-column">
      <style:table-column-properties style:column-width="4.725in"/>
    </style:style>
    <style:style style:name="TableColumn123" style:family="table-column">
      <style:table-column-properties style:column-width="1.8298in"/>
    </style:style>
    <style:style style:name="Table120" style:family="table">
      <style:table-properties style:width="10.6861in" fo:margin-left="0in" table:align="left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134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135" style:parent-style-name="Absatz-Standardschriftart" style:family="text">
      <style:text-properties style:font-name="Consolas" style:font-name-complex="Consolas" fo:color="#808080" fo:font-size="8pt" style:font-size-asian="8pt" style:font-size-complex="8pt" fo:language="en" fo:country="US"/>
    </style:style>
    <style:style style:name="T136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137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138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P139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140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141" style:parent-style-name="Absatz-Standardschriftart" style:family="text">
      <style:text-properties style:font-name="Consolas" style:font-name-complex="Consolas" fo:color="#0000FF" fo:font-size="8pt" style:font-size-asian="8pt" style:font-size-complex="8pt" fo:language="en" fo:country="US"/>
    </style:style>
    <style:style style:name="T142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P143" style:parent-style-name="Standard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8pt" style:font-size-asian="8pt" style:font-size-complex="8pt" fo:language="en" fo:country="US" fo:hyphenate="true"/>
    </style:style>
    <style:style style:name="P144" style:parent-style-name="Standard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8pt" style:font-size-asian="8pt" style:font-size-complex="8pt" fo:language="en" fo:country="US" fo:hyphenate="true"/>
    </style:style>
    <style:style style:name="P145" style:parent-style-name="Standard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8pt" style:font-size-asian="8pt" style:font-size-complex="8pt" fo:language="en" fo:country="US" fo:hyphenate="true"/>
    </style:style>
    <style:style style:name="P146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147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148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149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150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151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152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153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154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155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156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157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P158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159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160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161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162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163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164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165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166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167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168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169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P170" style:parent-style-name="Standard" style:family="paragraph">
      <style:paragraph-properties fo:margin-bottom="0in" fo:line-height="100%"/>
    </style:style>
    <style:style style:name="T171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172" style:parent-style-name="Absatz-Standardschriftart" style:family="text">
      <style:text-properties style:font-name="Consolas" style:font-name-complex="Consolas" fo:color="#000000" fo:font-size="8pt" style:font-size-asian="8pt" style:font-size-complex="8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margin-bottom="0in" fo:line-height="100%"/>
    </style:style>
    <style:style style:name="T175" style:parent-style-name="Absatz-Standardschriftart" style:family="text">
      <style:text-properties fo:font-size="8pt" style:font-size-asian="8pt" style:font-size-complex="8pt" fo:language="en" fo:country="US"/>
    </style:style>
    <style:style style:name="T176" style:parent-style-name="Absatz-Standardschriftart" style:family="text">
      <style:text-properties fo:font-size="8pt" style:font-size-asian="8pt" style:font-size-complex="8pt" fo:background-color="#00FF00" fo:language="en" fo:country="US"/>
    </style:style>
    <style:style style:name="T177" style:parent-style-name="Absatz-Standardschriftart" style:family="text">
      <style:text-properties fo:font-size="8pt" style:font-size-asian="8pt" style:font-size-complex="8pt" fo:language="en" fo:country="US"/>
    </style:style>
    <style:style style:name="T178" style:parent-style-name="Absatz-Standardschriftart" style:family="text">
      <style:text-properties fo:font-size="8pt" style:font-size-asian="8pt" style:font-size-complex="8pt" fo:language="en" fo:country="US"/>
    </style:style>
    <style:style style:name="T179" style:parent-style-name="Absatz-Standardschriftart" style:family="text">
      <style:text-properties fo:font-size="8pt" style:font-size-asian="8pt" style:font-size-complex="8pt" fo:language="en" fo:country="US"/>
    </style:style>
    <style:style style:name="T180" style:parent-style-name="Absatz-Standardschriftart" style:family="text">
      <style:text-properties fo:font-size="8pt" style:font-size-asian="8pt" style:font-size-complex="8pt" fo:language="en" fo:country="US"/>
    </style:style>
    <style:style style:name="T181" style:parent-style-name="Absatz-Standardschriftart" style:family="text">
      <style:text-properties fo:font-size="8pt" style:font-size-asian="8pt" style:font-size-complex="8pt" fo:language="en" fo:country="US"/>
    </style:style>
    <style:style style:name="P18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183" style:parent-style-name="Standard" style:family="paragraph">
      <style:paragraph-properties fo:margin-bottom="0in" fo:line-height="100%"/>
    </style:style>
    <style:style style:name="T184" style:parent-style-name="Absatz-Standardschriftart" style:family="text">
      <style:text-properties fo:font-size="8pt" style:font-size-asian="8pt" style:font-size-complex="8pt" fo:language="en" fo:country="US"/>
    </style:style>
    <style:style style:name="T185" style:parent-style-name="Absatz-Standardschriftart" style:family="text">
      <style:text-properties fo:font-size="8pt" style:font-size-asian="8pt" style:font-size-complex="8pt" fo:language="en" fo:country="US"/>
    </style:style>
    <style:style style:name="T186" style:parent-style-name="Absatz-Standardschriftart" style:family="text">
      <style:text-properties fo:font-size="8pt" style:font-size-asian="8pt" style:font-size-complex="8pt" fo:language="en" fo:country="US"/>
    </style:style>
    <style:style style:name="T187" style:parent-style-name="Absatz-Standardschriftart" style:family="text">
      <style:text-properties fo:font-size="8pt" style:font-size-asian="8pt" style:font-size-complex="8pt" fo:language="en" fo:country="US"/>
    </style:style>
    <style:style style:name="T188" style:parent-style-name="Absatz-Standardschriftart" style:family="text">
      <style:text-properties fo:font-size="8pt" style:font-size-asian="8pt" style:font-size-complex="8pt" fo:background-color="#00FFFF" fo:language="en" fo:country="US"/>
    </style:style>
    <style:style style:name="T189" style:parent-style-name="Absatz-Standardschriftart" style:family="text">
      <style:text-properties fo:font-size="8pt" style:font-size-asian="8pt" style:font-size-complex="8pt" fo:language="en" fo:country="US"/>
    </style:style>
    <style:style style:name="P19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19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19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19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19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19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19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19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19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19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20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20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20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20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204" style:parent-style-name="Standard" style:family="paragraph">
      <style:paragraph-properties fo:margin-bottom="0in" fo:line-height="100%"/>
    </style:style>
    <style:style style:name="T205" style:parent-style-name="Absatz-Standardschriftart" style:family="text">
      <style:text-properties fo:font-size="8pt" style:font-size-asian="8pt" style:font-size-complex="8pt" fo:language="en" fo:country="US"/>
    </style:style>
    <style:style style:name="T206" style:parent-style-name="Absatz-Standardschriftart" style:family="text">
      <style:text-properties fo:font-size="8pt" style:font-size-asian="8pt" style:font-size-complex="8pt"/>
    </style:style>
    <style:style style:name="T207" style:parent-style-name="Absatz-Standardschriftart" style:family="text">
      <style:text-properties fo:font-size="8pt" style:font-size-asian="8pt" style:font-size-complex="8pt"/>
    </style:style>
    <style:style style:name="T208" style:parent-style-name="Absatz-Standardschriftart" style:family="text">
      <style:text-properties fo:font-size="8pt" style:font-size-asian="8pt" style:font-size-complex="8pt"/>
    </style:style>
    <style:style style:name="T209" style:parent-style-name="Absatz-Standardschriftart" style:family="text">
      <style:text-properties fo:font-size="8pt" style:font-size-asian="8pt" style:font-size-complex="8pt"/>
    </style:style>
    <style:style style:name="P210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P211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P212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P213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P214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P215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P216" style:parent-style-name="Standard" style:family="paragraph">
      <style:paragraph-properties fo:margin-bottom="0in" fo:line-height="100%"/>
    </style:style>
    <style:style style:name="T217" style:parent-style-name="Absatz-Standardschriftart" style:family="text">
      <style:text-properties fo:font-size="8pt" style:font-size-asian="8pt" style:font-size-complex="8pt"/>
    </style:style>
    <style:style style:name="T218" style:parent-style-name="Absatz-Standardschriftart" style:family="text">
      <style:text-properties fo:font-size="8pt" style:font-size-asian="8pt" style:font-size-complex="8pt" fo:language="en" fo:country="US"/>
    </style:style>
    <style:style style:name="T219" style:parent-style-name="Absatz-Standardschriftart" style:family="text">
      <style:text-properties fo:font-size="8pt" style:font-size-asian="8pt" style:font-size-complex="8pt" fo:language="en" fo:country="US"/>
    </style:style>
    <style:style style:name="T220" style:parent-style-name="Absatz-Standardschriftart" style:family="text">
      <style:text-properties fo:font-size="8pt" style:font-size-asian="8pt" style:font-size-complex="8pt" fo:language="en" fo:country="US"/>
    </style:style>
    <style:style style:name="T221" style:parent-style-name="Absatz-Standardschriftart" style:family="text">
      <style:text-properties fo:font-size="8pt" style:font-size-asian="8pt" style:font-size-complex="8pt" fo:language="en" fo:country="US"/>
    </style:style>
    <style:style style:name="P22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22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22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22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22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22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22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22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23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23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23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233" style:parent-style-name="Standard" style:family="paragraph">
      <style:paragraph-properties fo:margin-bottom="0in" fo:line-height="100%"/>
    </style:style>
    <style:style style:name="T234" style:parent-style-name="Absatz-Standardschriftart" style:family="text">
      <style:text-properties fo:font-size="8pt" style:font-size-asian="8pt" style:font-size-complex="8pt" fo:language="en" fo:country="US"/>
    </style:style>
    <style:style style:name="T235" style:parent-style-name="Absatz-Standardschriftart" style:family="text">
      <style:text-properties fo:font-size="8pt" style:font-size-asian="8pt" style:font-size-complex="8pt"/>
    </style:style>
    <style:style style:name="T236" style:parent-style-name="Absatz-Standardschriftart" style:family="text">
      <style:text-properties fo:font-size="8pt" style:font-size-asian="8pt" style:font-size-complex="8pt"/>
    </style:style>
    <style:style style:name="T237" style:parent-style-name="Absatz-Standardschriftart" style:family="text">
      <style:text-properties fo:font-size="8pt" style:font-size-asian="8pt" style:font-size-complex="8pt"/>
    </style:style>
    <style:style style:name="T238" style:parent-style-name="Absatz-Standardschriftart" style:family="text">
      <style:text-properties fo:font-size="8pt" style:font-size-asian="8pt" style:font-size-complex="8pt"/>
    </style:style>
    <style:style style:name="P239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P240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P241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P242" style:parent-style-name="Standard" style:family="paragraph">
      <style:paragraph-properties fo:margin-bottom="0in" fo:line-height="100%"/>
    </style:style>
    <style:style style:name="T243" style:parent-style-name="Absatz-Standardschriftart" style:family="text">
      <style:text-properties fo:font-size="8pt" style:font-size-asian="8pt" style:font-size-complex="8pt"/>
    </style:style>
    <style:style style:name="T244" style:parent-style-name="Absatz-Standardschriftart" style:family="text">
      <style:text-properties fo:font-size="8pt" style:font-size-asian="8pt" style:font-size-complex="8pt" fo:language="en" fo:country="US"/>
    </style:style>
    <style:style style:name="T245" style:parent-style-name="Absatz-Standardschriftart" style:family="text">
      <style:text-properties fo:font-size="8pt" style:font-size-asian="8pt" style:font-size-complex="8pt" fo:language="en" fo:country="US"/>
    </style:style>
    <style:style style:name="T246" style:parent-style-name="Absatz-Standardschriftart" style:family="text">
      <style:text-properties fo:font-size="8pt" style:font-size-asian="8pt" style:font-size-complex="8pt" fo:language="en" fo:country="US"/>
    </style:style>
    <style:style style:name="T247" style:parent-style-name="Absatz-Standardschriftart" style:family="text">
      <style:text-properties fo:font-size="8pt" style:font-size-asian="8pt" style:font-size-complex="8pt" fo:language="en" fo:country="US"/>
    </style:style>
    <style:style style:name="P24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249" style:parent-style-name="Standard" style:family="paragraph">
      <style:paragraph-properties fo:margin-bottom="0in" fo:line-height="100%"/>
    </style:style>
    <style:style style:name="T250" style:parent-style-name="Absatz-Standardschriftart" style:family="text">
      <style:text-properties fo:font-size="8pt" style:font-size-asian="8pt" style:font-size-complex="8pt" fo:language="en" fo:country="US"/>
    </style:style>
    <style:style style:name="T251" style:parent-style-name="Absatz-Standardschriftart" style:family="text">
      <style:text-properties fo:font-size="8pt" style:font-size-asian="8pt" style:font-size-complex="8pt"/>
    </style:style>
    <style:style style:name="T252" style:parent-style-name="Absatz-Standardschriftart" style:family="text">
      <style:text-properties fo:font-size="8pt" style:font-size-asian="8pt" style:font-size-complex="8pt"/>
    </style:style>
    <style:style style:name="T253" style:parent-style-name="Absatz-Standardschriftart" style:family="text">
      <style:text-properties fo:font-size="8pt" style:font-size-asian="8pt" style:font-size-complex="8pt"/>
    </style:style>
    <style:style style:name="T254" style:parent-style-name="Absatz-Standardschriftart" style:family="text">
      <style:text-properties fo:font-size="8pt" style:font-size-asian="8pt" style:font-size-complex="8pt"/>
    </style:style>
    <style:style style:name="P255" style:parent-style-name="Standard" style:family="paragraph">
      <style:paragraph-properties fo:margin-bottom="0in" fo:line-height="100%"/>
      <style:text-properties fo:font-size="8pt" style:font-size-asian="8pt" style:font-size-complex="8pt"/>
    </style:style>
    <style:style style:name="P256" style:parent-style-name="Standard" style:family="paragraph">
      <style:paragraph-properties fo:margin-bottom="0in" fo:line-height="100%"/>
    </style:style>
    <style:style style:name="T257" style:parent-style-name="Absatz-Standardschriftart" style:family="text">
      <style:text-properties fo:font-size="8pt" style:font-size-asian="8pt" style:font-size-complex="8pt"/>
    </style:style>
    <style:style style:name="T258" style:parent-style-name="Absatz-Standardschriftart" style:family="text">
      <style:text-properties fo:font-size="8pt" style:font-size-asian="8pt" style:font-size-complex="8pt" fo:language="en" fo:country="US"/>
    </style:style>
    <style:style style:name="T259" style:parent-style-name="Absatz-Standardschriftart" style:family="text">
      <style:text-properties fo:font-size="8pt" style:font-size-asian="8pt" style:font-size-complex="8pt" fo:language="en" fo:country="US"/>
    </style:style>
    <style:style style:name="T260" style:parent-style-name="Absatz-Standardschriftart" style:family="text">
      <style:text-properties fo:font-size="8pt" style:font-size-asian="8pt" style:font-size-complex="8pt" fo:language="en" fo:country="US"/>
    </style:style>
    <style:style style:name="T261" style:parent-style-name="Absatz-Standardschriftart" style:family="text">
      <style:text-properties fo:font-size="8pt" style:font-size-asian="8pt" style:font-size-complex="8pt" fo:language="en" fo:country="US"/>
    </style:style>
    <style:style style:name="P26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263" style:parent-style-name="Standard" style:family="paragraph">
      <style:paragraph-properties fo:margin-bottom="0in" fo:line-height="100%"/>
    </style:style>
    <style:style style:name="T264" style:parent-style-name="Absatz-Standardschriftart" style:family="text">
      <style:text-properties fo:font-size="8pt" style:font-size-asian="8pt" style:font-size-complex="8pt" fo:language="en" fo:country="US"/>
    </style:style>
    <style:style style:name="T265" style:parent-style-name="Absatz-Standardschriftart" style:family="text">
      <style:text-properties fo:font-size="8pt" style:font-size-asian="8pt" style:font-size-complex="8pt" fo:language="en" fo:country="US"/>
    </style:style>
    <style:style style:name="T266" style:parent-style-name="Absatz-Standardschriftart" style:family="text">
      <style:text-properties fo:font-size="8pt" style:font-size-asian="8pt" style:font-size-complex="8pt" fo:language="en" fo:country="US"/>
    </style:style>
    <style:style style:name="T267" style:parent-style-name="Absatz-Standardschriftart" style:family="text">
      <style:text-properties fo:font-size="8pt" style:font-size-asian="8pt" style:font-size-complex="8pt" fo:language="en" fo:country="US"/>
    </style:style>
    <style:style style:name="T268" style:parent-style-name="Absatz-Standardschriftart" style:family="text">
      <style:text-properties fo:font-size="8pt" style:font-size-asian="8pt" style:font-size-complex="8pt" fo:background-color="#00FF00" fo:language="en" fo:country="US"/>
    </style:style>
    <style:style style:name="T269" style:parent-style-name="Absatz-Standardschriftart" style:family="text">
      <style:text-properties fo:font-size="8pt" style:font-size-asian="8pt" style:font-size-complex="8pt" fo:language="en" fo:country="US"/>
    </style:style>
    <style:style style:name="P270" style:parent-style-name="Standard" style:family="paragraph">
      <style:paragraph-properties fo:margin-bottom="0in" fo:line-height="100%"/>
    </style:style>
    <style:style style:name="T271" style:parent-style-name="Absatz-Standardschriftart" style:family="text">
      <style:text-properties fo:font-size="8pt" style:font-size-asian="8pt" style:font-size-complex="8pt" fo:language="en" fo:country="US"/>
    </style:style>
    <style:style style:name="T272" style:parent-style-name="Absatz-Standardschriftart" style:family="text">
      <style:text-properties fo:font-size="8pt" style:font-size-asian="8pt" style:font-size-complex="8pt" fo:background-color="#00FFFF" fo:language="en" fo:country="US"/>
    </style:style>
    <style:style style:name="T273" style:parent-style-name="Absatz-Standardschriftart" style:family="text">
      <style:text-properties fo:font-size="8pt" style:font-size-asian="8pt" style:font-size-complex="8pt" fo:language="en" fo:country="US"/>
    </style:style>
    <style:style style:name="T274" style:parent-style-name="Absatz-Standardschriftart" style:family="text">
      <style:text-properties fo:font-size="8pt" style:font-size-asian="8pt" style:font-size-complex="8pt" fo:language="en" fo:country="US"/>
    </style:style>
    <style:style style:name="T275" style:parent-style-name="Absatz-Standardschriftart" style:family="text">
      <style:text-properties fo:font-size="8pt" style:font-size-asian="8pt" style:font-size-complex="8pt" fo:language="en" fo:country="US"/>
    </style:style>
    <style:style style:name="T276" style:parent-style-name="Absatz-Standardschriftart" style:family="text">
      <style:text-properties fo:font-size="8pt" style:font-size-asian="8pt" style:font-size-complex="8pt" fo:language="en" fo:country="US"/>
    </style:style>
    <style:style style:name="T277" style:parent-style-name="Absatz-Standardschriftart" style:family="text">
      <style:text-properties fo:font-size="8pt" style:font-size-asian="8pt" style:font-size-complex="8pt" fo:language="en" fo:country="US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280" style:parent-style-name="Standard" style:family="paragraph">
      <style:paragraph-properties fo:margin-bottom="0in" fo:line-height="100%"/>
    </style:style>
    <style:style style:name="T281" style:parent-style-name="Absatz-Standardschriftart" style:family="text">
      <style:text-properties fo:font-size="8pt" style:font-size-asian="8pt" style:font-size-complex="8pt" fo:language="en" fo:country="US"/>
    </style:style>
    <style:style style:name="T282" style:parent-style-name="Absatz-Standardschriftart" style:family="text">
      <style:text-properties fo:font-size="8pt" style:font-size-asian="8pt" style:font-size-complex="8pt"/>
    </style:style>
    <style:style style:name="P28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284" style:parent-style-name="Standard" style:family="paragraph">
      <style:paragraph-properties fo:margin-bottom="0in" fo:line-height="100%"/>
    </style:style>
    <style:style style:name="T285" style:parent-style-name="Absatz-Standardschriftart" style:family="text">
      <style:text-properties fo:font-size="8pt" style:font-size-asian="8pt" style:font-size-complex="8pt"/>
    </style:style>
    <style:style style:name="P286" style:parent-style-name="Standard" style:family="paragraph">
      <style:paragraph-properties fo:break-before="page"/>
      <style:text-properties fo:font-size="8pt" style:font-size-asian="8pt" style:font-size-complex="8pt"/>
    </style:style>
    <style:style style:name="TableColumn288" style:family="table-column">
      <style:table-column-properties style:column-width="4.1312in"/>
    </style:style>
    <style:style style:name="TableColumn289" style:family="table-column">
      <style:table-column-properties style:column-width="4.725in"/>
    </style:style>
    <style:style style:name="TableColumn290" style:family="table-column">
      <style:table-column-properties style:column-width="1.8298in"/>
    </style:style>
    <style:style style:name="Table287" style:family="table">
      <style:table-properties style:width="10.6861in" fo:margin-left="0in" table:align="left"/>
    </style:style>
    <style:style style:name="TableRow291" style:family="table-row">
      <style:table-row-properties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Standard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8pt" style:font-size-asian="8pt" style:font-size-complex="8pt" fo:language="en" fo:country="US" fo:hyphenate="true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301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302" style:parent-style-name="Absatz-Standardschriftart" style:family="text">
      <style:text-properties style:font-name="Consolas" style:font-name-complex="Consolas" fo:color="#808080" fo:font-size="8pt" style:font-size-asian="8pt" style:font-size-complex="8pt" fo:language="en" fo:country="US"/>
    </style:style>
    <style:style style:name="T303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304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305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P306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307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308" style:parent-style-name="Absatz-Standardschriftart" style:family="text">
      <style:text-properties style:font-name="Consolas" style:font-name-complex="Consolas" fo:color="#0000FF" fo:font-size="8pt" style:font-size-asian="8pt" style:font-size-complex="8pt" fo:language="en" fo:country="US"/>
    </style:style>
    <style:style style:name="T309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P310" style:parent-style-name="Standard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8pt" style:font-size-asian="8pt" style:font-size-complex="8pt" fo:language="en" fo:country="US" fo:hyphenate="true"/>
    </style:style>
    <style:style style:name="P311" style:parent-style-name="Standard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8pt" style:font-size-asian="8pt" style:font-size-complex="8pt" fo:language="en" fo:country="US" fo:hyphenate="true"/>
    </style:style>
    <style:style style:name="P312" style:parent-style-name="Standard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8pt" style:font-size-asian="8pt" style:font-size-complex="8pt" fo:language="en" fo:country="US" fo:hyphenate="true"/>
    </style:style>
    <style:style style:name="P313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314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315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316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317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318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319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320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321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322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323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324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P325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326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327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328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329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330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331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332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333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334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335" style:parent-style-name="Absatz-Standardschriftart" style:family="text">
      <style:text-properties style:font-name="Consolas" style:font-name-complex="Consolas" fo:color="#6F008A" fo:font-size="8pt" style:font-size-asian="8pt" style:font-size-complex="8pt" fo:language="en" fo:country="US"/>
    </style:style>
    <style:style style:name="T336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P337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338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339" style:parent-style-name="Absatz-Standardschriftart" style:family="text">
      <style:text-properties style:font-name="Consolas" style:font-name-complex="Consolas" fo:color="#000000" fo:font-size="8pt" style:font-size-asian="8pt" style:font-size-complex="8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margin-bottom="0in" fo:line-height="100%"/>
    </style:style>
    <style:style style:name="T342" style:parent-style-name="Absatz-Standardschriftart" style:family="text">
      <style:text-properties fo:font-size="8pt" style:font-size-asian="8pt" style:font-size-complex="8pt" fo:language="en" fo:country="US"/>
    </style:style>
    <style:style style:name="T343" style:parent-style-name="Absatz-Standardschriftart" style:family="text">
      <style:text-properties fo:font-size="8pt" style:font-size-asian="8pt" style:font-size-complex="8pt" fo:background-color="#00FFFF" fo:language="en" fo:country="US"/>
    </style:style>
    <style:style style:name="T344" style:parent-style-name="Absatz-Standardschriftart" style:family="text">
      <style:text-properties fo:font-size="8pt" style:font-size-asian="8pt" style:font-size-complex="8pt" fo:language="en" fo:country="US"/>
    </style:style>
    <style:style style:name="T345" style:parent-style-name="Absatz-Standardschriftart" style:family="text">
      <style:text-properties fo:font-size="8pt" style:font-size-asian="8pt" style:font-size-complex="8pt" fo:language="en" fo:country="US"/>
    </style:style>
    <style:style style:name="T346" style:parent-style-name="Absatz-Standardschriftart" style:family="text">
      <style:text-properties fo:font-size="8pt" style:font-size-asian="8pt" style:font-size-complex="8pt" fo:language="en" fo:country="US"/>
    </style:style>
    <style:style style:name="T347" style:parent-style-name="Absatz-Standardschriftart" style:family="text">
      <style:text-properties fo:font-size="8pt" style:font-size-asian="8pt" style:font-size-complex="8pt" fo:language="en" fo:country="US"/>
    </style:style>
    <style:style style:name="T348" style:parent-style-name="Absatz-Standardschriftart" style:family="text">
      <style:text-properties fo:font-size="8pt" style:font-size-asian="8pt" style:font-size-complex="8pt" fo:language="en" fo:country="US"/>
    </style:style>
    <style:style style:name="P34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5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5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5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5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5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5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5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5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5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5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6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6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6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6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6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6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6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6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6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6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7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7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7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7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7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7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7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7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7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7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8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8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8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8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8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8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8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8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8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8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9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9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9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9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9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9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9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397" style:parent-style-name="Standard" style:family="paragraph">
      <style:paragraph-properties fo:margin-bottom="0in" fo:line-height="100%"/>
    </style:style>
    <style:style style:name="T398" style:parent-style-name="Absatz-Standardschriftart" style:family="text">
      <style:text-properties fo:font-size="8pt" style:font-size-asian="8pt" style:font-size-complex="8pt" fo:language="en" fo:country="US"/>
    </style:style>
    <style:style style:name="T399" style:parent-style-name="Absatz-Standardschriftart" style:family="text">
      <style:text-properties fo:font-size="8pt" style:font-size-asian="8pt" style:font-size-complex="8pt" fo:language="en" fo:country="US"/>
    </style:style>
    <style:style style:name="T400" style:parent-style-name="Absatz-Standardschriftart" style:family="text">
      <style:text-properties fo:font-size="8pt" style:font-size-asian="8pt" style:font-size-complex="8pt" fo:language="en" fo:country="US"/>
    </style:style>
    <style:style style:name="T401" style:parent-style-name="Absatz-Standardschriftart" style:family="text">
      <style:text-properties fo:font-size="8pt" style:font-size-asian="8pt" style:font-size-complex="8pt" fo:language="en" fo:country="US"/>
    </style:style>
    <style:style style:name="T402" style:parent-style-name="Absatz-Standardschriftart" style:family="text">
      <style:text-properties fo:font-size="8pt" style:font-size-asian="8pt" style:font-size-complex="8pt" fo:background-color="#00FFFF" fo:language="en" fo:country="US"/>
    </style:style>
    <style:style style:name="T403" style:parent-style-name="Absatz-Standardschriftart" style:family="text">
      <style:text-properties fo:font-size="8pt" style:font-size-asian="8pt" style:font-size-complex="8pt" fo:language="en" fo:country="US"/>
    </style:style>
    <style:style style:name="P40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0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margin-bottom="0in" fo:line-height="100%"/>
    </style:style>
    <style:style style:name="T408" style:parent-style-name="Absatz-Standardschriftart" style:family="text">
      <style:text-properties fo:font-size="8pt" style:font-size-asian="8pt" style:font-size-complex="8pt" fo:language="en" fo:country="US"/>
    </style:style>
    <style:style style:name="T409" style:parent-style-name="Absatz-Standardschriftart" style:family="text">
      <style:text-properties fo:font-size="8pt" style:font-size-asian="8pt" style:font-size-complex="8pt"/>
    </style:style>
    <style:style style:name="P41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11" style:parent-style-name="Standard" style:family="paragraph">
      <style:paragraph-properties fo:margin-bottom="0in" fo:line-height="100%"/>
    </style:style>
    <style:style style:name="T412" style:parent-style-name="Absatz-Standardschriftart" style:family="text">
      <style:text-properties fo:font-size="8pt" style:font-size-asian="8pt" style:font-size-complex="8pt"/>
    </style:style>
    <style:style style:name="TableRow413" style:family="table-row">
      <style:table-row-properties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416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17" style:parent-style-name="Absatz-Standardschriftart" style:family="text">
      <style:text-properties style:font-name="Consolas" style:font-name-complex="Consolas" fo:color="#808080" fo:font-size="9.5pt" style:font-size-asian="9.5pt" style:font-size-complex="9.5pt" fo:language="en" fo:country="US"/>
    </style:style>
    <style:style style:name="T418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19" style:parent-style-name="Absatz-Standardschriftart" style:family="text">
      <style:text-properties style:font-name="Consolas" style:font-name-complex="Consolas" fo:color="#6F008A" fo:font-size="9.5pt" style:font-size-asian="9.5pt" style:font-size-complex="9.5pt" fo:language="en" fo:country="US"/>
    </style:style>
    <style:style style:name="T420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21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422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T423" style:parent-style-name="Absatz-Standardschriftart" style:family="text">
      <style:text-properties style:font-name="Consolas" style:font-name-complex="Consolas" fo:color="#0000FF" fo:font-size="8pt" style:font-size-asian="8pt" style:font-size-complex="8pt" fo:language="en" fo:country="US"/>
    </style:style>
    <style:style style:name="T424" style:parent-style-name="Absatz-Standardschriftart" style:family="text">
      <style:text-properties style:font-name="Consolas" style:font-name-complex="Consolas" fo:color="#000000" fo:font-size="8pt" style:font-size-asian="8pt" style:font-size-complex="8pt" fo:language="en" fo:country="US"/>
    </style:style>
    <style:style style:name="P425" style:parent-style-name="Standard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8pt" style:font-size-asian="8pt" style:font-size-complex="8pt" fo:language="en" fo:country="US" fo:hyphenate="true"/>
    </style:style>
    <style:style style:name="P426" style:parent-style-name="Standard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8pt" style:font-size-asian="8pt" style:font-size-complex="8pt" fo:language="en" fo:country="US" fo:hyphenate="true"/>
    </style:style>
    <style:style style:name="P427" style:parent-style-name="Standard" style:family="paragraph">
      <style:paragraph-properties style:text-autospace="none" style:vertical-align="auto" fo:margin-bottom="0in" fo:line-height="100%"/>
      <style:text-properties style:font-name="Consolas" style:font-name-complex="Consolas" fo:color="#000000" fo:font-size="8pt" style:font-size-asian="8pt" style:font-size-complex="8pt" fo:language="en" fo:country="US" fo:hyphenate="true"/>
    </style:style>
    <style:style style:name="P428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429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30" style:parent-style-name="Absatz-Standardschriftart" style:family="text">
      <style:text-properties style:font-name="Consolas" style:font-name-complex="Consolas" fo:color="#6F008A" fo:font-size="9.5pt" style:font-size-asian="9.5pt" style:font-size-complex="9.5pt" fo:language="en" fo:country="US"/>
    </style:style>
    <style:style style:name="T431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32" style:parent-style-name="Absatz-Standardschriftart" style:family="text">
      <style:text-properties style:font-name="Consolas" style:font-name-complex="Consolas" fo:color="#6F008A" fo:font-size="9.5pt" style:font-size-asian="9.5pt" style:font-size-complex="9.5pt" fo:language="en" fo:country="US"/>
    </style:style>
    <style:style style:name="T433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34" style:parent-style-name="Absatz-Standardschriftart" style:family="text">
      <style:text-properties style:font-name="Consolas" style:font-name-complex="Consolas" fo:color="#6F008A" fo:font-size="9.5pt" style:font-size-asian="9.5pt" style:font-size-complex="9.5pt" fo:language="en" fo:country="US"/>
    </style:style>
    <style:style style:name="T435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36" style:parent-style-name="Absatz-Standardschriftart" style:family="text">
      <style:text-properties style:font-name="Consolas" style:font-name-complex="Consolas" fo:color="#6F008A" fo:font-size="9.5pt" style:font-size-asian="9.5pt" style:font-size-complex="9.5pt" fo:language="en" fo:country="US"/>
    </style:style>
    <style:style style:name="T437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38" style:parent-style-name="Absatz-Standardschriftart" style:family="text">
      <style:text-properties style:font-name="Consolas" style:font-name-complex="Consolas" fo:color="#6F008A" fo:font-size="9.5pt" style:font-size-asian="9.5pt" style:font-size-complex="9.5pt" fo:language="en" fo:country="US"/>
    </style:style>
    <style:style style:name="T439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40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441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42" style:parent-style-name="Absatz-Standardschriftart" style:family="text">
      <style:text-properties style:font-name="Consolas" style:font-name-complex="Consolas" fo:color="#6F008A" fo:font-size="9.5pt" style:font-size-asian="9.5pt" style:font-size-complex="9.5pt" fo:language="en" fo:country="US"/>
    </style:style>
    <style:style style:name="T443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44" style:parent-style-name="Absatz-Standardschriftart" style:family="text">
      <style:text-properties style:font-name="Consolas" style:font-name-complex="Consolas" fo:color="#6F008A" fo:font-size="9.5pt" style:font-size-asian="9.5pt" style:font-size-complex="9.5pt" fo:language="en" fo:country="US"/>
    </style:style>
    <style:style style:name="T445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46" style:parent-style-name="Absatz-Standardschriftart" style:family="text">
      <style:text-properties style:font-name="Consolas" style:font-name-complex="Consolas" fo:color="#6F008A" fo:font-size="9.5pt" style:font-size-asian="9.5pt" style:font-size-complex="9.5pt" fo:language="en" fo:country="US"/>
    </style:style>
    <style:style style:name="T447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48" style:parent-style-name="Absatz-Standardschriftart" style:family="text">
      <style:text-properties style:font-name="Consolas" style:font-name-complex="Consolas" fo:color="#6F008A" fo:font-size="9.5pt" style:font-size-asian="9.5pt" style:font-size-complex="9.5pt" fo:language="en" fo:country="US"/>
    </style:style>
    <style:style style:name="T449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50" style:parent-style-name="Absatz-Standardschriftart" style:family="text">
      <style:text-properties style:font-name="Consolas" style:font-name-complex="Consolas" fo:color="#6F008A" fo:font-size="9.5pt" style:font-size-asian="9.5pt" style:font-size-complex="9.5pt" fo:language="en" fo:country="US"/>
    </style:style>
    <style:style style:name="T451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P452" style:parent-style-name="Standard" style:family="paragraph">
      <style:paragraph-properties style:text-autospace="none" style:vertical-align="auto" fo:margin-bottom="0in" fo:line-height="100%"/>
      <style:text-properties fo:hyphenate="true"/>
    </style:style>
    <style:style style:name="T453" style:parent-style-name="Absatz-Standardschriftar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454" style:parent-style-name="Absatz-Standardschriftart" style:family="text">
      <style:text-properties style:font-name="Consolas" style:font-name-complex="Consolas" fo:color="#000000" fo:font-size="9.5pt" style:font-size-asian="9.5pt" style:font-size-complex="9.5pt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5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5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5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60" style:parent-style-name="Standard" style:family="paragraph">
      <style:paragraph-properties fo:margin-bottom="0in" fo:line-height="100%"/>
    </style:style>
    <style:style style:name="T461" style:parent-style-name="Absatz-Standardschriftart" style:family="text">
      <style:text-properties fo:font-size="8pt" style:font-size-asian="8pt" style:font-size-complex="8pt" fo:language="en" fo:country="US"/>
    </style:style>
    <style:style style:name="T462" style:parent-style-name="Absatz-Standardschriftart" style:family="text">
      <style:text-properties fo:font-size="8pt" style:font-size-asian="8pt" style:font-size-complex="8pt" fo:background-color="#00FFFF" fo:language="en" fo:country="US"/>
    </style:style>
    <style:style style:name="T463" style:parent-style-name="Absatz-Standardschriftart" style:family="text">
      <style:text-properties fo:font-size="8pt" style:font-size-asian="8pt" style:font-size-complex="8pt" fo:language="en" fo:country="US"/>
    </style:style>
    <style:style style:name="T464" style:parent-style-name="Absatz-Standardschriftart" style:family="text">
      <style:text-properties fo:font-size="8pt" style:font-size-asian="8pt" style:font-size-complex="8pt" fo:language="en" fo:country="US"/>
    </style:style>
    <style:style style:name="T465" style:parent-style-name="Absatz-Standardschriftart" style:family="text">
      <style:text-properties fo:font-size="8pt" style:font-size-asian="8pt" style:font-size-complex="8pt" fo:language="en" fo:country="US"/>
    </style:style>
    <style:style style:name="T466" style:parent-style-name="Absatz-Standardschriftart" style:family="text">
      <style:text-properties fo:font-size="8pt" style:font-size-asian="8pt" style:font-size-complex="8pt" fo:language="en" fo:country="US"/>
    </style:style>
    <style:style style:name="T467" style:parent-style-name="Absatz-Standardschriftart" style:family="text">
      <style:text-properties fo:font-size="8pt" style:font-size-asian="8pt" style:font-size-complex="8pt" fo:background-color="#00FF00" fo:language="en" fo:country="US"/>
    </style:style>
    <style:style style:name="T468" style:parent-style-name="Absatz-Standardschriftart" style:family="text">
      <style:text-properties fo:font-size="8pt" style:font-size-asian="8pt" style:font-size-complex="8pt" fo:language="en" fo:country="US"/>
    </style:style>
    <style:style style:name="P46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7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7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7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7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7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7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7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7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7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7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8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8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8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8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8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8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8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8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8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8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9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9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9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9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9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9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9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9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9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49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0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0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0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0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0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0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0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0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0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0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1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1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1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1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1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1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16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17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18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19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20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2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22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23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24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25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26" style:parent-style-name="Standard" style:family="paragraph">
      <style:paragraph-properties fo:margin-bottom="0in" fo:line-height="100%"/>
    </style:style>
    <style:style style:name="T527" style:parent-style-name="Absatz-Standardschriftart" style:family="text">
      <style:text-properties fo:font-size="8pt" style:font-size-asian="8pt" style:font-size-complex="8pt" fo:language="en" fo:country="US"/>
    </style:style>
    <style:style style:name="T528" style:parent-style-name="Absatz-Standardschriftart" style:family="text">
      <style:text-properties fo:font-size="8pt" style:font-size-asian="8pt" style:font-size-complex="8pt"/>
    </style:style>
    <style:style style:name="T529" style:parent-style-name="Absatz-Standardschriftart" style:family="text">
      <style:text-properties fo:font-size="8pt" style:font-size-asian="8pt" style:font-size-complex="8pt"/>
    </style:style>
    <style:style style:name="T530" style:parent-style-name="Absatz-Standardschriftart" style:family="text">
      <style:text-properties fo:font-size="8pt" style:font-size-asian="8pt" style:font-size-complex="8pt"/>
    </style:style>
    <style:style style:name="T531" style:parent-style-name="Absatz-Standardschriftart" style:family="text">
      <style:text-properties fo:font-size="8pt" style:font-size-asian="8pt" style:font-size-complex="8pt"/>
    </style:style>
    <style:style style:name="P532" style:parent-style-name="Standard" style:family="paragraph">
      <style:paragraph-properties fo:margin-bottom="0in" fo:line-height="100%"/>
    </style:style>
    <style:style style:name="T533" style:parent-style-name="Absatz-Standardschriftart" style:family="text">
      <style:text-properties fo:font-size="8pt" style:font-size-asian="8pt" style:font-size-complex="8pt"/>
    </style:style>
    <style:style style:name="T534" style:parent-style-name="Absatz-Standardschriftart" style:family="text">
      <style:text-properties fo:font-size="8pt" style:font-size-asian="8pt" style:font-size-complex="8pt"/>
    </style:style>
    <style:style style:name="T535" style:parent-style-name="Absatz-Standardschriftart" style:family="text">
      <style:text-properties fo:font-size="8pt" style:font-size-asian="8pt" style:font-size-complex="8pt"/>
    </style:style>
    <style:style style:name="T536" style:parent-style-name="Absatz-Standardschriftart" style:family="text">
      <style:text-properties fo:font-size="8pt" style:font-size-asian="8pt" style:font-size-complex="8pt"/>
    </style:style>
    <style:style style:name="T537" style:parent-style-name="Absatz-Standardschriftart" style:family="text">
      <style:text-properties fo:font-size="8pt" style:font-size-asian="8pt" style:font-size-complex="8pt" fo:background-color="#00FFFF"/>
    </style:style>
    <style:style style:name="T538" style:parent-style-name="Absatz-Standardschriftart" style:family="text">
      <style:text-properties fo:font-size="8pt" style:font-size-asian="8pt" style:font-size-complex="8pt"/>
    </style:style>
    <style:style style:name="P539" style:parent-style-name="Standard" style:family="paragraph">
      <style:paragraph-properties fo:margin-bottom="0in" fo:line-height="100%"/>
    </style:style>
    <style:style style:name="T540" style:parent-style-name="Absatz-Standardschriftart" style:family="text">
      <style:text-properties fo:font-size="8pt" style:font-size-asian="8pt" style:font-size-complex="8pt"/>
    </style:style>
    <style:style style:name="T541" style:parent-style-name="Absatz-Standardschriftart" style:family="text">
      <style:text-properties fo:font-size="8pt" style:font-size-asian="8pt" style:font-size-complex="8pt" fo:language="en" fo:country="US"/>
    </style:style>
    <style:style style:name="P542" style:parent-style-name="Standard" style:family="paragraph">
      <style:paragraph-properties fo:margin-bottom="0in" fo:line-height="100%"/>
    </style:style>
    <style:style style:name="T543" style:parent-style-name="Absatz-Standardschriftart" style:family="text">
      <style:text-properties fo:font-size="8pt" style:font-size-asian="8pt" style:font-size-complex="8pt" fo:language="en" fo:country="US"/>
    </style:style>
    <style:style style:name="T544" style:parent-style-name="Absatz-Standardschriftart" style:family="text">
      <style:text-properties fo:font-size="8pt" style:font-size-asian="8pt" style:font-size-complex="8pt" fo:background-color="#00FF00" fo:language="en" fo:country="US"/>
    </style:style>
    <style:style style:name="T545" style:parent-style-name="Absatz-Standardschriftart" style:family="text">
      <style:text-properties fo:font-size="8pt" style:font-size-asian="8pt" style:font-size-complex="8pt" fo:language="en" fo:country="US"/>
    </style:style>
    <style:style style:name="T546" style:parent-style-name="Absatz-Standardschriftart" style:family="text">
      <style:text-properties fo:font-size="8pt" style:font-size-asian="8pt" style:font-size-complex="8pt" fo:language="en" fo:country="US"/>
    </style:style>
    <style:style style:name="T547" style:parent-style-name="Absatz-Standardschriftart" style:family="text">
      <style:text-properties fo:font-size="8pt" style:font-size-asian="8pt" style:font-size-complex="8pt" fo:language="en" fo:country="US"/>
    </style:style>
    <style:style style:name="T548" style:parent-style-name="Absatz-Standardschriftart" style:family="text">
      <style:text-properties fo:font-size="8pt" style:font-size-asian="8pt" style:font-size-complex="8pt" fo:language="en" fo:country="US"/>
    </style:style>
    <style:style style:name="T549" style:parent-style-name="Absatz-Standardschriftart" style:family="text">
      <style:text-properties fo:font-size="8pt" style:font-size-asian="8pt" style:font-size-complex="8pt" fo:language="en" fo:country="US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margin-bottom="0in" fo:line-height="100%"/>
      <style:text-properties fo:font-size="8pt" style:font-size-asian="8pt" style:font-size-complex="8pt" fo:language="en" fo:country="US"/>
    </style:style>
    <style:style style:name="P552" style:parent-style-name="Standard" style:family="paragraph">
      <style:text-properties fo:font-size="8pt" style:font-size-asian="8pt" style:font-size-complex="8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Alles mit -Og</text:p>
          </table:table-cell>
          <table:table-cell table:style-name="TableCell8">
            <text:p text:style-name="P9"/>
          </table:table-cell>
          <table:table-cell table:style-name="TableCell10">
            <text:p text:style-name="P11"/>
          </table:table-cell>
        </table:table-row>
        <table:table-row table:style-name="TableRow12">
          <table:table-cell table:style-name="TableCell13">
            <text:p text:style-name="P14">10000x <text:s/>10xNOP Schleife</text:p>
            <text:p text:style-name="P15"/>
            <text:p text:style-name="P16"/>
            <text:p text:style-name="P17"><text:span text:style-name="T18"><text:s text:c="2"/></text:span><text:span text:style-name="T19">#define</text:span><text:span text:style-name="T20"><text:s/></text:span><text:span text:style-name="T21">MyTest</text:span><text:span text:style-name="T22"><text:s/>asm(</text:span><text:span text:style-name="T23">"nop"</text:span><text:span text:style-name="T24">)</text:span></text:p>
            <text:p text:style-name="P25"><text:span text:style-name="T26"><text:s text:c="2"/></text:span><text:span text:style-name="T27">for</text:span><text:span text:style-name="T28"><text:s/>(lu32TestLoop = 0;<text:s/></text:span></text:p>
            <text:p text:style-name="P29"><text:s text:c="7"/>lu32TestLoop &lt; TEST_REPETITIONS;</text:p>
            <text:p text:style-name="P30"><text:s text:c="7"/>lu32TestLoop++)</text:p>
            <text:p text:style-name="P31"><text:s text:c="2"/>{</text:p>
            <text:p text:style-name="P32"><text:span text:style-name="T33"><text:s text:c="4"/></text:span><text:span text:style-name="T34">MyTest</text:span><text:span text:style-name="T35">;<text:s/></text:span><text:span text:style-name="T36">MyTest</text:span><text:span text:style-name="T37">;<text:s/></text:span><text:span text:style-name="T38">MyTest</text:span><text:span text:style-name="T39">;<text:s/></text:span><text:span text:style-name="T40">MyTest</text:span><text:span text:style-name="T41">;<text:s/></text:span><text:span text:style-name="T42">MyTest</text:span><text:span text:style-name="T43">;</text:span></text:p>
            <text:p text:style-name="P44"><text:span text:style-name="T45"><text:s text:c="4"/></text:span><text:span text:style-name="T46">MyTest</text:span><text:span text:style-name="T47">;<text:s/></text:span><text:span text:style-name="T48">MyTest</text:span><text:span text:style-name="T49">;<text:s/></text:span><text:span text:style-name="T50">MyTest</text:span><text:span text:style-name="T51">;<text:s/></text:span><text:span text:style-name="T52">MyTest</text:span><text:span text:style-name="T53">;<text:s/></text:span><text:span text:style-name="T54">MyTest</text:span><text:span text:style-name="T55">;</text:span></text:p>
            <text:p text:style-name="P56"><text:span text:style-name="T57"><text:s text:c="2"/></text:span><text:span text:style-name="T58">}</text:span></text:p>
          </table:table-cell>
          <table:table-cell table:style-name="TableCell59">
            <text:p text:style-name="P60"/>
            <text:p text:style-name="P61"/>
            <text:p text:style-name="P62"/>
            <text:p text:style-name="P63"><text:span text:style-name="T64"><text:s text:c="5"/></text:span><text:span text:style-name="T65">31e</text:span><text:span text:style-name="T66">:</text:span><text:span text:style-name="T67"><text:tab/>f242 720f<text:s/></text:span><text:span text:style-name="T68"><text:tab/>movw</text:span><text:span text:style-name="T69"><text:tab/>r2, #9999</text:span><text:span text:style-name="T70"><text:tab/>; 0x270f</text:span></text:p>
            <text:p text:style-name="P71"><text:s text:c="5"/>322:<text:tab/>4293 <text:s text:c="5"/><text:tab/>cmp<text:tab/>r3, r2</text:p>
            <text:p text:style-name="P72"><text:span text:style-name="T73"><text:s text:c="5"/></text:span><text:span text:style-name="T74">324:</text:span><text:span text:style-name="T75"><text:tab/>d80b <text:s text:c="5"/></text:span><text:span text:style-name="T76"><text:tab/>bhi.n</text:span><text:span text:style-name="T77"><text:tab/></text:span><text:span text:style-name="T78">33e</text:span><text:span text:style-name="T79"><text:s/>&lt;main+</text:span><text:span text:style-name="T80">0x33e</text:span><text:span text:style-name="T81">&gt;</text:span></text:p>
            <text:p text:style-name="P82"><text:span text:style-name="T83"><text:s text:c="5"/></text:span><text:span text:style-name="T84">326:</text:span><text:span text:style-name="T85"><text:tab/>bf00 <text:s text:c="5"/></text:span><text:span text:style-name="T86"><text:tab/>nop</text:span></text:p>
            <text:p text:style-name="P87"><text:s text:c="5"/>328:<text:tab/>bf00 <text:s text:c="5"/><text:tab/>nop</text:p>
            <text:p text:style-name="P88"><text:s text:c="5"/>32a:<text:tab/>bf00 <text:s text:c="5"/><text:tab/>nop</text:p>
            <text:p text:style-name="P89"><text:s text:c="5"/>32c:<text:tab/>bf00 <text:s text:c="5"/><text:tab/>nop</text:p>
            <text:p text:style-name="P90"><text:s text:c="5"/>32e:<text:tab/>bf00 <text:s text:c="5"/><text:tab/>nop</text:p>
            <text:p text:style-name="P91"><text:s text:c="5"/>330:<text:tab/>bf00 <text:s text:c="5"/><text:tab/>nop</text:p>
            <text:p text:style-name="P92"><text:s text:c="5"/>332:<text:tab/>bf00 <text:s text:c="5"/><text:tab/>nop</text:p>
            <text:p text:style-name="P93"><text:s text:c="5"/>334:<text:tab/>bf00 <text:s text:c="5"/><text:tab/>nop</text:p>
            <text:p text:style-name="P94"><text:s text:c="5"/>336:<text:tab/>bf00 <text:s text:c="5"/><text:tab/>nop</text:p>
            <text:p text:style-name="P95"><text:s text:c="5"/>338:<text:tab/>bf00 <text:s text:c="5"/><text:tab/>nop</text:p>
            <text:p text:style-name="P96"><text:s text:c="5"/>33a:<text:tab/>3301 <text:s text:c="5"/><text:tab/>adds<text:tab/>r3, #1</text:p>
            <text:p text:style-name="P97"><text:span text:style-name="T98"><text:s text:c="5"/></text:span><text:span text:style-name="T99">33c:</text:span><text:span text:style-name="T100"><text:tab/>e7ef <text:s text:c="5"/></text:span><text:span text:style-name="T101"><text:tab/>b.n</text:span><text:span text:style-name="T102"><text:tab/>31e &lt;main+</text:span><text:span text:style-name="T103">0x31e</text:span><text:span text:style-name="T104">&gt;</text:span></text:p>
            <text:p text:style-name="P105"><text:span text:style-name="T106"><text:s text:c="5"/></text:span><text:span text:style-name="T107">33e</text:span><text:span text:style-name="T108">:</text:span><text:span text:style-name="T109"><text:tab/>488b <text:s text:c="5"/></text:span><text:span text:style-name="T110"><text:tab/>ldr</text:span><text:span text:style-name="T111"><text:tab/>r0, [pc, #556]</text:span><text:span text:style-name="T112"><text:tab/>; (56c &lt;main+0x56c&gt;)</text:span></text:p>
          </table:table-cell>
          <table:table-cell table:style-name="TableCell113">
            <text:p text:style-name="P114">Bei 168Mhz</text:p>
            <text:p text:style-name="P115"/>
            <text:p text:style-name="P116">15 Instruktionen</text:p>
            <text:p text:style-name="P117">~900us</text:p>
            <text:p text:style-name="P118">Gemessen <text:s/>1000us</text:p>
          </table:table-cell>
        </table:table-row>
      </table:table>
      <text:p text:style-name="P119"/>
      <table:table table:style-name="Table120">
        <table:table-columns>
          <table:table-column table:style-name="TableColumn121"/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P126"/>
          </table:table-cell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</table:table-row>
        <table:table-row table:style-name="TableRow131">
          <table:table-cell table:style-name="TableCell132">
            <text:p text:style-name="P133"><text:span text:style-name="T134"><text:s text:c="2"/></text:span><text:span text:style-name="T135">#define</text:span><text:span text:style-name="T136"><text:s/></text:span><text:span text:style-name="T137">MyTest</text:span><text:span text:style-name="T138"><text:s/>lu32Value3 = lu32Value3 * lu32Value2</text:span></text:p>
            <text:p text:style-name="P139"><text:span text:style-name="T140"><text:s text:c="2"/></text:span><text:span text:style-name="T141">for</text:span><text:span text:style-name="T142"><text:s/>(lu32TestLoop = 0;<text:s/></text:span></text:p>
            <text:p text:style-name="P143"><text:s text:c="7"/>lu32TestLoop &lt; TEST_REPETITIONS;</text:p>
            <text:p text:style-name="P144"><text:s text:c="7"/>lu32TestLoop++)</text:p>
            <text:p text:style-name="P145"><text:s text:c="2"/>{</text:p>
            <text:p text:style-name="P146"><text:span text:style-name="T147"><text:s text:c="4"/></text:span><text:span text:style-name="T148">MyTest</text:span><text:span text:style-name="T149">;<text:s/></text:span><text:span text:style-name="T150">MyTest</text:span><text:span text:style-name="T151">;<text:s/></text:span><text:span text:style-name="T152">MyTest</text:span><text:span text:style-name="T153">;<text:s/></text:span><text:span text:style-name="T154">MyTest</text:span><text:span text:style-name="T155">;<text:s/></text:span><text:span text:style-name="T156">MyTest</text:span><text:span text:style-name="T157">;</text:span></text:p>
            <text:p text:style-name="P158"><text:span text:style-name="T159"><text:s text:c="4"/></text:span><text:span text:style-name="T160">MyTest</text:span><text:span text:style-name="T161">;<text:s/></text:span><text:span text:style-name="T162">MyTest</text:span><text:span text:style-name="T163">;<text:s/></text:span><text:span text:style-name="T164">MyTest</text:span><text:span text:style-name="T165">;<text:s/></text:span><text:span text:style-name="T166">MyTest</text:span><text:span text:style-name="T167">;<text:s/></text:span><text:span text:style-name="T168">MyTest</text:span><text:span text:style-name="T169">;</text:span></text:p>
            <text:p text:style-name="P170"><text:span text:style-name="T171"><text:s text:c="2"/></text:span><text:span text:style-name="T172">}</text:span></text:p>
          </table:table-cell>
          <table:table-cell table:style-name="TableCell173">
            <text:p text:style-name="P174"><text:span text:style-name="T175"><text:s text:c="5"/></text:span><text:span text:style-name="T176">3b4</text:span><text:span text:style-name="T177">:</text:span><text:span text:style-name="T178"><text:tab/>f242 730f<text:s/></text:span><text:span text:style-name="T179"><text:tab/>movw</text:span><text:span text:style-name="T180"><text:tab/>r3, #9999</text:span><text:span text:style-name="T181"><text:tab/>; 0x270f</text:span></text:p>
            <text:p text:style-name="P182"><text:s text:c="5"/>3b8:<text:tab/>4298 <text:s text:c="5"/><text:tab/>cmp<text:tab/>r0, r3</text:p>
            <text:p text:style-name="P183"><text:span text:style-name="T184"><text:s text:c="5"/>3ba:</text:span><text:span text:style-name="T185"><text:tab/>d835 <text:s text:c="5"/></text:span><text:span text:style-name="T186"><text:tab/>bhi.n</text:span><text:span text:style-name="T187"><text:tab/></text:span><text:span text:style-name="T188">428</text:span><text:span text:style-name="T189"><text:s/>&lt;main+0x428&gt;</text:span></text:p>
            <text:p text:style-name="P190"><text:s text:c="5"/>3bc:<text:tab/>4b6d <text:s text:c="5"/><text:tab/>ldr<text:tab/>r3, [pc, #436]<text:tab/>; (574 &lt;main+0x574&gt;)</text:p>
            <text:p text:style-name="P191"><text:s text:c="5"/>3be:<text:tab/>681c <text:s text:c="5"/><text:tab/>ldr<text:tab/>r4, [r3, #0]</text:p>
            <text:p text:style-name="P192"><text:s text:c="5"/>3c0:<text:tab/>4a6d <text:s text:c="5"/><text:tab/>ldr<text:tab/>r2, [pc, #436]<text:tab/>; (578 &lt;main+0x578&gt;)</text:p>
            <text:p text:style-name="P193"><text:s text:c="5"/>3c2:<text:tab/>6811 <text:s text:c="5"/><text:tab/>ldr<text:tab/>r1, [r2, #0]</text:p>
            <text:p text:style-name="P194"><text:s text:c="5"/>3c4:<text:tab/>fb01 f104<text:s/><text:tab/>mul.w<text:tab/>r1, r1, r4</text:p>
            <text:p text:style-name="P195"><text:s text:c="5"/>3c8:<text:tab/>6019 <text:s text:c="5"/><text:tab/>str<text:tab/>r1, [r3, #0]</text:p>
            <text:p text:style-name="P196"><text:s text:c="5"/>3ca:<text:tab/>681c <text:s text:c="5"/><text:tab/>ldr<text:tab/>r4, [r3, #0]</text:p>
            <text:p text:style-name="P197"><text:s text:c="5"/>3cc:<text:tab/>6811 <text:s text:c="5"/><text:tab/>ldr<text:tab/>r1, [r2, #0]</text:p>
            <text:p text:style-name="P198"><text:s text:c="5"/>3ce:<text:tab/>fb01 f104<text:s/><text:tab/>mul.w<text:tab/>r1, r1, r4</text:p>
            <text:p text:style-name="P199"><text:s text:c="5"/>3d2:<text:tab/>6019 <text:s text:c="5"/><text:tab/>str<text:tab/>r1, [r3, #0]</text:p>
            <text:p text:style-name="P200"><text:s text:c="5"/>3d4:<text:tab/>681c <text:s text:c="5"/><text:tab/>ldr<text:tab/>r4, [r3, #0]</text:p>
            <text:p text:style-name="P201"><text:s text:c="5"/>3d6:<text:tab/>6811 <text:s text:c="5"/><text:tab/>ldr<text:tab/>r1, [r2, #0]</text:p>
            <text:p text:style-name="P202"><text:s text:c="5"/>3d8:<text:tab/>fb01 f104<text:s/><text:tab/>mul.w<text:tab/>r1, r1, r4</text:p>
            <text:p text:style-name="P203"><text:s text:c="5"/>3dc:<text:tab/>6019 <text:s text:c="5"/><text:tab/>str<text:tab/>r1, [r3, #0]</text:p>
            <text:p text:style-name="P204"><text:span text:style-name="T205"><text:s text:c="5"/></text:span><text:span text:style-name="T206">3de:</text:span><text:span text:style-name="T207"><text:tab/>681c <text:s text:c="5"/></text:span><text:span text:style-name="T208"><text:tab/>ldr</text:span><text:span text:style-name="T209"><text:tab/>r4, [r3, #0]</text:span></text:p>
            <text:p text:style-name="P210"><text:s text:c="5"/>3e0:<text:tab/>6811 <text:s text:c="5"/><text:tab/>ldr<text:tab/>r1, [r2, #0]</text:p>
            <text:p text:style-name="P211"><text:s text:c="5"/>3e2:<text:tab/>fb01 f104<text:s/><text:tab/>mul.w<text:tab/>r1, r1, r4</text:p>
            <text:p text:style-name="P212"><text:s text:c="5"/>3e6:<text:tab/>6019 <text:s text:c="5"/><text:tab/>str<text:tab/>r1, [r3, #0]</text:p>
            <text:p text:style-name="P213"><text:s text:c="5"/>3e8:<text:tab/>681c <text:s text:c="5"/><text:tab/>ldr<text:tab/>r4, [r3, #0]</text:p>
            <text:p text:style-name="P214"><text:s text:c="5"/>3ea:<text:tab/>6811 <text:s text:c="5"/><text:tab/>ldr<text:tab/>r1, [r2, #0]</text:p>
            <text:p text:style-name="P215"><text:s text:c="5"/>3ec:<text:tab/>fb01 f104<text:s/><text:tab/>mul.w<text:tab/>r1, r1, r4</text:p>
            <text:p text:style-name="P216"><text:span text:style-name="T217"><text:s text:c="5"/></text:span><text:span text:style-name="T218">3f0:</text:span><text:span text:style-name="T219"><text:tab/>6019 <text:s text:c="5"/></text:span><text:span text:style-name="T220"><text:tab/>str</text:span><text:span text:style-name="T221"><text:tab/>r1, [r3, #0]</text:span></text:p>
            <text:p text:style-name="P222"><text:s text:c="5"/>3f2:<text:tab/>681c <text:s text:c="5"/><text:tab/>ldr<text:tab/>r4, [r3, #0]</text:p>
            <text:p text:style-name="P223"><text:s text:c="5"/>3f4:<text:tab/>6811 <text:s text:c="5"/><text:tab/>ldr<text:tab/>r1, [r2, #0]</text:p>
            <text:p text:style-name="P224"><text:s text:c="5"/>3f6:<text:tab/>fb01 f104<text:s/><text:tab/>mul.w<text:tab/>r1, r1, r4</text:p>
            <text:p text:style-name="P225"><text:s text:c="5"/>3fa:<text:tab/>6019 <text:s text:c="5"/><text:tab/>str<text:tab/>r1, [r3, #0]</text:p>
            <text:p text:style-name="P226"><text:s text:c="5"/>3fc:<text:tab/>681c <text:s text:c="5"/><text:tab/>ldr<text:tab/>r4, [r3, #0]</text:p>
            <text:p text:style-name="P227"><text:s text:c="5"/>3fe:<text:tab/>6811 <text:s text:c="5"/><text:tab/>ldr<text:tab/>r1, [r2, #0]</text:p>
            <text:p text:style-name="P228"><text:s text:c="5"/>400:<text:tab/>fb01 f104<text:s/><text:tab/>mul.w<text:tab/>r1, r1, r4</text:p>
            <text:p text:style-name="P229"><text:s text:c="5"/>404:<text:tab/>6019 <text:s text:c="5"/><text:tab/>str<text:tab/>r1, [r3, #0]</text:p>
            <text:p text:style-name="P230"><text:s text:c="5"/>406:<text:tab/>681c <text:s text:c="5"/><text:tab/>ldr<text:tab/>r4, [r3, #0]</text:p>
            <text:p text:style-name="P231"><text:s text:c="5"/>408:<text:tab/>6811 <text:s text:c="5"/><text:tab/>ldr<text:tab/>r1, [r2, #0]</text:p>
            <text:p text:style-name="P232"><text:s text:c="5"/>40a:<text:tab/>fb01 f104<text:s/><text:tab/>mul.w<text:tab/>r1, r1, r4</text:p>
            <text:p text:style-name="P233"><text:span text:style-name="T234"><text:s text:c="5"/></text:span><text:span text:style-name="T235">40e:</text:span><text:span text:style-name="T236"><text:tab/>6019 <text:s text:c="5"/></text:span><text:span text:style-name="T237"><text:tab/>str</text:span><text:span text:style-name="T238"><text:tab/>r1, [r3, #0]</text:span></text:p>
            <text:p text:style-name="P239"><text:s text:c="5"/>410:<text:tab/>681c <text:s text:c="5"/><text:tab/>ldr<text:tab/>r4, [r3, #0]</text:p>
            <text:p text:style-name="P240"><text:s text:c="5"/>412:<text:tab/>6811 <text:s text:c="5"/><text:tab/>ldr<text:tab/>r1, [r2, #0]</text:p>
            <text:p text:style-name="P241"><text:s text:c="5"/>414:<text:tab/>fb01 f104<text:s/><text:tab/>mul.w<text:tab/>r1, r1, r4</text:p>
            <text:p text:style-name="P242"><text:span text:style-name="T243"><text:s text:c="5"/></text:span><text:span text:style-name="T244">418:</text:span><text:span text:style-name="T245"><text:tab/>6019 <text:s text:c="5"/></text:span><text:span text:style-name="T246"><text:tab/>str</text:span><text:span text:style-name="T247"><text:tab/>r1, [r3, #0]</text:span></text:p>
            <text:p text:style-name="P248"><text:s text:c="5"/>41a:<text:tab/>6819 <text:s text:c="5"/><text:tab/>ldr<text:tab/>r1, [r3, #0]</text:p>
            <text:p text:style-name="P249"><text:span text:style-name="T250"><text:s text:c="5"/></text:span><text:span text:style-name="T251">41c:</text:span><text:span text:style-name="T252"><text:tab/>6812 <text:s text:c="5"/></text:span><text:span text:style-name="T253"><text:tab/>ldr</text:span><text:span text:style-name="T254"><text:tab/>r2, [r2, #0]</text:span></text:p>
            <text:p text:style-name="P255"><text:s text:c="5"/>41e:<text:tab/>fb02 f201<text:s/><text:tab/>mul.w<text:tab/>r2, r2, r1</text:p>
            <text:p text:style-name="P256"><text:span text:style-name="T257"><text:s text:c="5"/></text:span><text:span text:style-name="T258">422:</text:span><text:span text:style-name="T259"><text:tab/>601a <text:s text:c="5"/></text:span><text:span text:style-name="T260"><text:tab/>str</text:span><text:span text:style-name="T261"><text:tab/>r2, [r3, #0]</text:span></text:p>
            <text:p text:style-name="P262"><text:s text:c="5"/>424:<text:tab/>3001 <text:s text:c="5"/><text:tab/>adds<text:tab/>r0, #1</text:p>
            <text:p text:style-name="P263"><text:span text:style-name="T264"><text:s text:c="5"/>426:</text:span><text:span text:style-name="T265"><text:tab/>e7c5 <text:s text:c="5"/></text:span><text:span text:style-name="T266"><text:tab/>b.n</text:span><text:span text:style-name="T267"><text:tab/>3b4 &lt;main+</text:span><text:span text:style-name="T268">0x3b4</text:span><text:span text:style-name="T269">&gt;</text:span></text:p>
            <text:p text:style-name="P270"><text:span text:style-name="T271"><text:s text:c="5"/></text:span><text:span text:style-name="T272">428</text:span><text:span text:style-name="T273">:</text:span><text:span text:style-name="T274"><text:tab/>4850 <text:s text:c="5"/></text:span><text:span text:style-name="T275"><text:tab/>ldr</text:span><text:span text:style-name="T276"><text:tab/>r0, [pc, #320]</text:span><text:span text:style-name="T277"><text:tab/>; (56c &lt;main+0x56c&gt;)</text:span></text:p>
          </table:table-cell>
          <table:table-cell table:style-name="TableCell278">
            <text:p text:style-name="P279"/>
            <text:p text:style-name="P280"><text:span text:style-name="T281">48<text:s/></text:span><text:span text:style-name="T282">Instruktionen</text:span></text:p>
            <text:p text:style-name="P283">~2850us</text:p>
            <text:p text:style-name="P284"><text:span text:style-name="T285">Gemessen <text:s/>4170us</text:span></text:p>
          </table:table-cell>
        </table:table-row>
      </table:table>
      <text:p text:style-name="P286"/>
      <table:table table:style-name="Table287">
        <table:table-columns>
          <table:table-column table:style-name="TableColumn288"/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<text:span text:style-name="T301"><text:s text:c="2"/></text:span><text:span text:style-name="T302">#define</text:span><text:span text:style-name="T303"><text:s/></text:span><text:span text:style-name="T304">MyTest</text:span><text:span text:style-name="T305"><text:s/>lfValue3 = lfValue3 * lfValue2</text:span></text:p>
            <text:p text:style-name="P306"><text:span text:style-name="T307"><text:s text:c="2"/></text:span><text:span text:style-name="T308">for</text:span><text:span text:style-name="T309"><text:s/>(lu32TestLoop = 0;<text:s/></text:span></text:p>
            <text:p text:style-name="P310"><text:s text:c="7"/>lu32TestLoop &lt; TEST_REPETITIONS;</text:p>
            <text:p text:style-name="P311"><text:s text:c="7"/>lu32TestLoop++)</text:p>
            <text:p text:style-name="P312"><text:s text:c="2"/>{</text:p>
            <text:p text:style-name="P313"><text:span text:style-name="T314"><text:s text:c="4"/></text:span><text:span text:style-name="T315">MyTest</text:span><text:span text:style-name="T316">;<text:s/></text:span><text:span text:style-name="T317">MyTest</text:span><text:span text:style-name="T318">;<text:s/></text:span><text:span text:style-name="T319">MyTest</text:span><text:span text:style-name="T320">;<text:s/></text:span><text:span text:style-name="T321">MyTest</text:span><text:span text:style-name="T322">;<text:s/></text:span><text:span text:style-name="T323">MyTest</text:span><text:span text:style-name="T324">;</text:span></text:p>
            <text:p text:style-name="P325"><text:span text:style-name="T326"><text:s text:c="4"/></text:span><text:span text:style-name="T327">MyTest</text:span><text:span text:style-name="T328">;<text:s/></text:span><text:span text:style-name="T329">MyTest</text:span><text:span text:style-name="T330">;<text:s/></text:span><text:span text:style-name="T331">MyTest</text:span><text:span text:style-name="T332">;<text:s/></text:span><text:span text:style-name="T333">MyTest</text:span><text:span text:style-name="T334">;<text:s/></text:span><text:span text:style-name="T335">MyTest</text:span><text:span text:style-name="T336">;</text:span></text:p>
            <text:p text:style-name="P337"><text:span text:style-name="T338"><text:s text:c="2"/></text:span><text:span text:style-name="T339">}</text:span></text:p>
          </table:table-cell>
          <table:table-cell table:style-name="TableCell340">
            <text:p text:style-name="P341"><text:span text:style-name="T342"><text:s text:c="5"/></text:span><text:span text:style-name="T343">5b6</text:span><text:span text:style-name="T344">:</text:span><text:span text:style-name="T345"><text:tab/>f242 730f<text:s/></text:span><text:span text:style-name="T346"><text:tab/>movw</text:span><text:span text:style-name="T347"><text:tab/>r3, #9999</text:span><text:span text:style-name="T348"><text:tab/>; 0x270f</text:span></text:p>
            <text:p text:style-name="P349"><text:s text:c="5"/>5ba:<text:tab/>4299 <text:s text:c="5"/><text:tab/>cmp<text:tab/>r1, r3</text:p>
            <text:p text:style-name="P350"><text:s text:c="5"/>5bc:<text:tab/>d853 <text:s text:c="5"/><text:tab/>bhi.n<text:tab/>666 &lt;main+0x666&gt;</text:p>
            <text:p text:style-name="P351"><text:s text:c="4"/>MyTest; MyTest; MyTest; MyTest; MyTest;</text:p>
            <text:p text:style-name="P352"><text:s text:c="5"/>5be:<text:tab/>4bc1 <text:s text:c="5"/><text:tab/>ldr<text:tab/>r3, [pc, #772]<text:tab/>; (8c4 &lt;main+0x8c4&gt;)</text:p>
            <text:p text:style-name="P353"><text:s text:c="5"/>5c0:<text:tab/>edd3 7a00<text:s/><text:tab/>vldr<text:tab/>s15, [r3]</text:p>
            <text:p text:style-name="P354"><text:s text:c="5"/>5c4:<text:tab/>4ac0 <text:s text:c="5"/><text:tab/>ldr<text:tab/>r2, [pc, #768]<text:tab/>; (8c8 &lt;main+0x8c8&gt;)</text:p>
            <text:p text:style-name="P355"><text:s text:c="5"/>5c6:<text:tab/>ed92 7a00<text:s/><text:tab/>vldr<text:tab/>s14, [r2]</text:p>
            <text:p text:style-name="P356"><text:s text:c="5"/>5ca:<text:tab/>ee67 7a87<text:s/><text:tab/>vmul.f32<text:tab/>s15, s15, s14</text:p>
            <text:p text:style-name="P357"><text:s text:c="5"/>5ce:<text:tab/>edc3 7a00<text:s/><text:tab/>vstr<text:tab/>s15, [r3]</text:p>
            <text:p text:style-name="P358"><text:s text:c="5"/>5d2:<text:tab/>edd3 7a00<text:s/><text:tab/>vldr<text:tab/>s15, [r3]</text:p>
            <text:p text:style-name="P359"><text:s text:c="5"/>5d6:<text:tab/>ed92 7a00<text:s/><text:tab/>vldr<text:tab/>s14, [r2]</text:p>
            <text:p text:style-name="P360"><text:s text:c="5"/>5da:<text:tab/>ee67 7a87<text:s/><text:tab/>vmul.f32<text:tab/>s15, s15, s14</text:p>
            <text:p text:style-name="P361"><text:s text:c="5"/>5de:<text:tab/>edc3 7a00<text:s/><text:tab/>vstr<text:tab/>s15, [r3]</text:p>
            <text:p text:style-name="P362"><text:s text:c="5"/>5e2:<text:tab/>edd3 7a00<text:s/><text:tab/>vldr<text:tab/>s15, [r3]</text:p>
            <text:p text:style-name="P363"><text:s text:c="5"/>5e6:<text:tab/>ed92 7a00<text:s/><text:tab/>vldr<text:tab/>s14, [r2]</text:p>
            <text:p text:style-name="P364"><text:s text:c="5"/>5ea:<text:tab/>ee67 7a87<text:s/><text:tab/>vmul.f32<text:tab/>s15, s15, s14</text:p>
            <text:p text:style-name="P365"><text:s text:c="5"/>5ee:<text:tab/>edc3 7a00<text:s/><text:tab/>vstr<text:tab/>s15, [r3]</text:p>
            <text:p text:style-name="P366"><text:s text:c="5"/>5f2:<text:tab/>edd3 7a00<text:s/><text:tab/>vldr<text:tab/>s15, [r3]</text:p>
            <text:p text:style-name="P367"><text:s text:c="5"/>5f6:<text:tab/>ed92 7a00<text:s/><text:tab/>vldr<text:tab/>s14, [r2]</text:p>
            <text:p text:style-name="P368"><text:s text:c="5"/>5fa:<text:tab/>ee67 7a87<text:s/><text:tab/>vmul.f32<text:tab/>s15, s15, s14</text:p>
            <text:p text:style-name="P369"><text:s text:c="5"/>5fe:<text:tab/>edc3 7a00<text:s/><text:tab/>vstr<text:tab/>s15, [r3]</text:p>
            <text:p text:style-name="P370"><text:s text:c="5"/>602:<text:tab/>edd3 7a00<text:s/><text:tab/>vldr<text:tab/>s15, [r3]</text:p>
            <text:p text:style-name="P371"><text:s text:c="5"/>606:<text:tab/>ed92 7a00<text:s/><text:tab/>vldr<text:tab/>s14, [r2]</text:p>
            <text:p text:style-name="P372"><text:s text:c="5"/>60a:<text:tab/>ee67 7a87<text:s/><text:tab/>vmul.f32<text:tab/>s15, s15, s14</text:p>
            <text:p text:style-name="P373"><text:s text:c="5"/>60e:<text:tab/>edc3 7a00<text:s/><text:tab/>vstr<text:tab/>s15, [r3]</text:p>
            <text:p text:style-name="P374"><text:s text:c="4"/>MyTest; MyTest; MyTest; MyTest; MyTest;</text:p>
            <text:p text:style-name="P375"><text:s text:c="5"/>612:<text:tab/>edd3 7a00<text:s/><text:tab/>vldr<text:tab/>s15, [r3]</text:p>
            <text:p text:style-name="P376"><text:s text:c="5"/>616:<text:tab/>ed92 7a00<text:s/><text:tab/>vldr<text:tab/>s14, [r2]</text:p>
            <text:p text:style-name="P377"><text:s text:c="5"/>61a:<text:tab/>ee67 7a87<text:s/><text:tab/>vmul.f32<text:tab/>s15, s15, s14</text:p>
            <text:p text:style-name="P378"><text:s text:c="5"/>61e:<text:tab/>edc3 7a00<text:s/><text:tab/>vstr<text:tab/>s15, [r3]</text:p>
            <text:p text:style-name="P379"><text:s text:c="5"/>622:<text:tab/>edd3 7a00<text:s/><text:tab/>vldr<text:tab/>s15, [r3]</text:p>
            <text:p text:style-name="P380"><text:s text:c="5"/>626:<text:tab/>ed92 7a00<text:s/><text:tab/>vldr<text:tab/>s14, [r2]</text:p>
            <text:p text:style-name="P381"><text:s text:c="5"/>62a:<text:tab/>ee67 7a87<text:s/><text:tab/>vmul.f32<text:tab/>s15, s15, s14</text:p>
            <text:p text:style-name="P382"><text:s text:c="5"/>62e:<text:tab/>edc3 7a00<text:s/><text:tab/>vstr<text:tab/>s15, [r3]</text:p>
            <text:p text:style-name="P383"><text:s text:c="5"/>632:<text:tab/>edd3 7a00<text:s/><text:tab/>vldr<text:tab/>s15, [r3]</text:p>
            <text:p text:style-name="P384"><text:s text:c="5"/>636:<text:tab/>ed92 7a00<text:s/><text:tab/>vldr<text:tab/>s14, [r2]</text:p>
            <text:p text:style-name="P385"><text:s text:c="5"/>63a:<text:tab/>ee67 7a87<text:s/><text:tab/>vmul.f32<text:tab/>s15, s15, s14</text:p>
            <text:p text:style-name="P386"><text:s text:c="5"/>63e:<text:tab/>edc3 7a00<text:s/><text:tab/>vstr<text:tab/>s15, [r3]</text:p>
            <text:p text:style-name="P387"><text:s text:c="5"/>642:<text:tab/>edd3 7a00<text:s/><text:tab/>vldr<text:tab/>s15, [r3]</text:p>
            <text:p text:style-name="P388"><text:s text:c="5"/>646:<text:tab/>ed92 7a00<text:s/><text:tab/>vldr<text:tab/>s14, [r2]</text:p>
            <text:p text:style-name="P389"><text:s text:c="5"/>64a:<text:tab/>ee67 7a87<text:s/><text:tab/>vmul.f32<text:tab/>s15, s15, s14</text:p>
            <text:p text:style-name="P390"><text:s text:c="5"/>64e:<text:tab/>edc3 7a00<text:s/><text:tab/>vstr<text:tab/>s15, [r3]</text:p>
            <text:p text:style-name="P391"><text:s text:c="5"/>652:<text:tab/>edd3 7a00<text:s/><text:tab/>vldr<text:tab/>s15, [r3]</text:p>
            <text:p text:style-name="P392"><text:s text:c="5"/>656:<text:tab/>ed92 7a00<text:s/><text:tab/>vldr<text:tab/>s14, [r2]</text:p>
            <text:p text:style-name="P393"><text:s text:c="5"/>65a:<text:tab/>ee67 7a87<text:s/><text:tab/>vmul.f32<text:tab/>s15, s15, s14</text:p>
            <text:p text:style-name="P394"><text:s text:c="5"/>65e:<text:tab/>edc3 7a00<text:s/><text:tab/>vstr<text:tab/>s15, [r3]</text:p>
            <text:p text:style-name="P395"><text:s text:c="2"/>for (lu32TestLoop = 0; lu32TestLoop &lt; TEST_REPETITIONS; lu32TestLoop++)</text:p>
            <text:p text:style-name="P396"><text:s text:c="5"/>662:<text:tab/>3101 <text:s text:c="5"/><text:tab/>adds<text:tab/>r1, #1</text:p>
            <text:p text:style-name="P397"><text:span text:style-name="T398"><text:s text:c="5"/>664:</text:span><text:span text:style-name="T399"><text:tab/>e7a7 <text:s text:c="5"/></text:span><text:span text:style-name="T400"><text:tab/>b.n</text:span><text:span text:style-name="T401"><text:tab/>5b6 &lt;main+</text:span><text:span text:style-name="T402">0x5b6</text:span><text:span text:style-name="T403">&gt;</text:span></text:p>
            <text:p text:style-name="P404"><text:s text:c="2"/>lcStrOutput.Setf("Float mul: %s us", mcDiffTimer.toString());</text:p>
            <text:p text:style-name="P405"><text:s text:c="5"/>666:<text:tab/>4896 <text:s text:c="5"/><text:tab/>ldr<text:tab/>r0, [pc, #600]<text:tab/>; (8c0 &lt;main+0x8c0&gt;)</text:p>
          </table:table-cell>
          <table:table-cell table:style-name="TableCell406">
            <text:p text:style-name="P407"><text:span text:style-name="T408">45<text:s/></text:span><text:span text:style-name="T409">Instruktionen</text:span></text:p>
            <text:p text:style-name="P410">~2680us</text:p>
            <text:p text:style-name="P411"><text:span text:style-name="T412">Gemessen <text:s/>5350us</text:span></text:p>
          </table:table-cell>
        </table:table-row>
        <table:table-row table:style-name="TableRow413">
          <table:table-cell table:style-name="TableCell414">
            <text:p text:style-name="P415"><text:span text:style-name="T416"><text:s text:c="2"/></text:span><text:span text:style-name="T417">#define</text:span><text:span text:style-name="T418"><text:s/></text:span><text:span text:style-name="T419">MyTest</text:span><text:span text:style-name="T420"><text:s/>lcVec2.Multiply(lcMat2, lcVec2);</text:span></text:p>
            <text:p text:style-name="P421"><text:span text:style-name="T422"><text:s text:c="2"/></text:span><text:span text:style-name="T423">for</text:span><text:span text:style-name="T424"><text:s/>(lu32TestLoop = 0;<text:s/></text:span></text:p>
            <text:p text:style-name="P425"><text:s text:c="7"/>lu32TestLoop &lt; TEST_REPETITIONS;</text:p>
            <text:p text:style-name="P426"><text:s text:c="7"/>lu32TestLoop++)</text:p>
            <text:p text:style-name="P427"><text:s text:c="2"/>{</text:p>
            <text:p text:style-name="P428"><text:span text:style-name="T429"><text:s text:c="4"/></text:span><text:span text:style-name="T430">MyTest</text:span><text:span text:style-name="T431">;<text:s/></text:span><text:span text:style-name="T432">MyTest</text:span><text:span text:style-name="T433">;<text:s/></text:span><text:span text:style-name="T434">MyTest</text:span><text:span text:style-name="T435">;<text:s/></text:span><text:span text:style-name="T436">MyTest</text:span><text:span text:style-name="T437">;<text:s/></text:span><text:span text:style-name="T438">MyTest</text:span><text:span text:style-name="T439">;</text:span></text:p>
            <text:p text:style-name="P440"><text:span text:style-name="T441"><text:s text:c="4"/></text:span><text:span text:style-name="T442">MyTest</text:span><text:span text:style-name="T443">;<text:s/></text:span><text:span text:style-name="T444">MyTest</text:span><text:span text:style-name="T445">;<text:s/></text:span><text:span text:style-name="T446">MyTest</text:span><text:span text:style-name="T447">;<text:s/></text:span><text:span text:style-name="T448">MyTest</text:span><text:span text:style-name="T449">;<text:s/></text:span><text:span text:style-name="T450">MyTest</text:span><text:span text:style-name="T451">;</text:span></text:p>
            <text:p text:style-name="P452"><text:span text:style-name="T453"><text:s text:c="2"/></text:span><text:span text:style-name="T454">}</text:span></text:p>
          </table:table-cell>
          <table:table-cell table:style-name="TableCell455">
            <text:p text:style-name="P456">for (lu32TestLoop = 0; lu32TestLoop &lt; TEST_REPETITIONS; lu32TestLoop++)</text:p>
            <text:p text:style-name="P457"><text:s text:c="4"/>10c2:<text:tab/>2300 <text:s text:c="5"/><text:tab/>movs<text:tab/>r3, #0</text:p>
            <text:p text:style-name="P458"><text:s text:c="4"/>10c4:<text:tab/>f242 720f<text:s/><text:tab/>movw<text:tab/>r2, #9999<text:tab/>; 0x270f</text:p>
            <text:p text:style-name="P459"><text:s text:c="4"/>10c8:<text:tab/>4293 <text:s text:c="5"/><text:tab/>cmp<text:tab/>r3, r2</text:p>
            <text:p text:style-name="P460"><text:span text:style-name="T461"><text:s text:c="4"/></text:span><text:span text:style-name="T462">10ca</text:span><text:span text:style-name="T463">:</text:span><text:span text:style-name="T464"><text:tab/>d869 <text:s text:c="5"/></text:span><text:span text:style-name="T465"><text:tab/>bhi.n</text:span><text:span text:style-name="T466"><text:tab/>11a0 &lt;main+0</text:span><text:span text:style-name="T467">x11a0</text:span><text:span text:style-name="T468">&gt;</text:span></text:p>
            <text:p text:style-name="P469"><text:s text:c="4"/>nret[0] = v.n[0] * m.m[0][0] + v.n[1] * m.m[0][1] + v.n[2] * m.m[0][2] + v.n[3] * m.m[0][3];</text:p>
            <text:p text:style-name="P470"><text:s text:c="4"/>10cc:<text:tab/>eddd 7a18<text:s/><text:tab/>vldr<text:tab/>s15, [sp, #96]<text:tab/>; 0x60</text:p>
            <text:p text:style-name="P471"><text:s text:c="4"/>10d0:<text:tab/>ed9d 7a4e<text:s/><text:tab/>vldr<text:tab/>s14, [sp, #312]<text:tab/>; 0x138</text:p>
            <text:p text:style-name="P472"><text:s text:c="4"/>10d4:<text:tab/>ee27 7a87<text:s/><text:tab/>vmul.f32<text:tab/>s14, s15, s14</text:p>
            <text:p text:style-name="P473"><text:s text:c="4"/>10d8:<text:tab/>eddd 5a19<text:s/><text:tab/>vldr<text:tab/>s11, [sp, #100]<text:tab/>; 0x64</text:p>
            <text:p text:style-name="P474"><text:s text:c="4"/>10dc:<text:tab/>eddd 6a4f<text:s/><text:tab/>vldr<text:tab/>s13, [sp, #316]<text:tab/>; 0x13c</text:p>
            <text:p text:style-name="P475"><text:s text:c="4"/>10e0:<text:tab/>ee65 6aa6<text:s/><text:tab/>vmul.f32<text:tab/>s13, s11, s13</text:p>
            <text:p text:style-name="P476"><text:s text:c="4"/>10e4:<text:tab/>ee37 7a26<text:s/><text:tab/>vadd.f32<text:tab/>s14, s14, s13</text:p>
            <text:p text:style-name="P477"><text:s text:c="4"/>10e8:<text:tab/>ed9d 6a1a<text:s/><text:tab/>vldr<text:tab/>s12, [sp, #104]<text:tab/>; 0x68</text:p>
            <text:p text:style-name="P478"><text:s text:c="4"/>10ec:<text:tab/>eddd 6a50<text:s/><text:tab/>vldr<text:tab/>s13, [sp, #320]<text:tab/>; 0x140</text:p>
            <text:p text:style-name="P479"><text:s text:c="4"/>10f0:<text:tab/>ee66 6a26<text:s/><text:tab/>vmul.f32<text:tab/>s13, s12, s13</text:p>
            <text:p text:style-name="P480"><text:s text:c="4"/>10f4:<text:tab/>ee37 7a26<text:s/><text:tab/>vadd.f32<text:tab/>s14, s14, s13</text:p>
            <text:p text:style-name="P481"><text:s text:c="4"/>10f8:<text:tab/>eddd 6a1b<text:s/><text:tab/>vldr<text:tab/>s13, [sp, #108]<text:tab/>; 0x6c</text:p>
            <text:p text:style-name="P482"><text:s text:c="4"/>10fc:<text:tab/>ed9d 5a51<text:s/><text:tab/>vldr<text:tab/>s10, [sp, #324]<text:tab/>; 0x144</text:p>
            <text:p text:style-name="P483"><text:s text:c="4"/>1100:<text:tab/>ee26 5a85<text:s/><text:tab/>vmul.f32<text:tab/>s10, s13, s10</text:p>
            <text:p text:style-name="P484"><text:s text:c="4"/>1104:<text:tab/>ee37 7a05<text:s/><text:tab/>vadd.f32<text:tab/>s14, s14, s10</text:p>
            <text:p text:style-name="P485"><text:s text:c="4"/>1108:<text:tab/>ed8d 7a20<text:s/><text:tab/>vstr<text:tab/>s14, [sp, #128]<text:tab/>; 0x80</text:p>
            <text:p text:style-name="P486"><text:s text:c="4"/>nret[1] = v.n[0] * m.m[1][0] + v.n[1] * m.m[1][1] + v.n[2] * m.m[1][2] + v.n[3] * m.m[1][3];</text:p>
            <text:p text:style-name="P487"><text:s text:c="4"/>110c:<text:tab/>ed9d 7a52<text:s/><text:tab/>vldr<text:tab/>s14, [sp, #328]<text:tab/>; 0x148</text:p>
            <text:p text:style-name="P488"><text:s text:c="4"/>1110:<text:tab/>ee27 7a87<text:s/><text:tab/>vmul.f32<text:tab/>s14, s15, s14</text:p>
            <text:p text:style-name="P489"><text:s text:c="4"/>1114:<text:tab/>ed9d 5a53<text:s/><text:tab/>vldr<text:tab/>s10, [sp, #332]<text:tab/>; 0x14c</text:p>
            <text:p text:style-name="P490"><text:s text:c="4"/>1118:<text:tab/>ee25 5a85<text:s/><text:tab/>vmul.f32<text:tab/>s10, s11, s10</text:p>
            <text:p text:style-name="P491"><text:s text:c="4"/>111c:<text:tab/>ee37 7a05<text:s/><text:tab/>vadd.f32<text:tab/>s14, s14, s10</text:p>
            <text:p text:style-name="P492"><text:s text:c="4"/>1120:<text:tab/>ed9d 5a54<text:s/><text:tab/>vldr<text:tab/>s10, [sp, #336]<text:tab/>; 0x150</text:p>
            <text:p text:style-name="P493"><text:s text:c="4"/>1124:<text:tab/>ee26 5a05<text:s/><text:tab/>vmul.f32<text:tab/>s10, s12, s10</text:p>
            <text:p text:style-name="P494"><text:s text:c="4"/>1128:<text:tab/>ee37 7a05<text:s/><text:tab/>vadd.f32<text:tab/>s14, s14, s10</text:p>
            <text:p text:style-name="P495"><text:s text:c="4"/>112c:<text:tab/>ed9d 5a55<text:s/><text:tab/>vldr<text:tab/>s10, [sp, #340]<text:tab/>; 0x154</text:p>
            <text:p text:style-name="P496"><text:s text:c="4"/>1130:<text:tab/>ee26 5a85<text:s/><text:tab/>vmul.f32<text:tab/>s10, s13, s10</text:p>
            <text:p text:style-name="P497"><text:s text:c="4"/>1134:<text:tab/>ee37 7a05<text:s/><text:tab/>vadd.f32<text:tab/>s14, s14, s10</text:p>
            <text:p text:style-name="P498"><text:s text:c="4"/>1138:<text:tab/>ed8d 7a21<text:s/><text:tab/>vstr<text:tab/>s14, [sp, #132]<text:tab/>; 0x84</text:p>
            <text:p text:style-name="P499"><text:s text:c="4"/>nret[2] = v.n[0] * m.m[2][0] + v.n[1] * m.m[2][1] + v.n[2] * m.m[2][2] + v.n[3] * m.m[2][3];</text:p>
            <text:p text:style-name="P500"><text:s text:c="4"/>113c:<text:tab/>ed9d 7a56<text:s/><text:tab/>vldr<text:tab/>s14, [sp, #344]<text:tab/>; 0x158</text:p>
            <text:p text:style-name="P501"><text:s text:c="4"/>1140:<text:tab/>ee27 7a87<text:s/><text:tab/>vmul.f32<text:tab/>s14, s15, s14</text:p>
            <text:p text:style-name="P502"><text:s text:c="4"/>1144:<text:tab/>ed9d 5a57<text:s/><text:tab/>vldr<text:tab/>s10, [sp, #348]<text:tab/>; 0x15c</text:p>
            <text:p text:style-name="P503"><text:s text:c="4"/>1148:<text:tab/>ee25 5a85<text:s/><text:tab/>vmul.f32<text:tab/>s10, s11, s10</text:p>
            <text:p text:style-name="P504"><text:s text:c="4"/>114c:<text:tab/>ee37 7a05<text:s/><text:tab/>vadd.f32<text:tab/>s14, s14, s10</text:p>
            <text:p text:style-name="P505"><text:s text:c="4"/>1150:<text:tab/>ed9d 5a58<text:s/><text:tab/>vldr<text:tab/>s10, [sp, #352]<text:tab/>; 0x160</text:p>
            <text:p text:style-name="P506"><text:s text:c="4"/>1154:<text:tab/>ee26 5a05<text:s/><text:tab/>vmul.f32<text:tab/>s10, s12, s10</text:p>
            <text:p text:style-name="P507"><text:s text:c="4"/>1158:<text:tab/>ee37 7a05<text:s/><text:tab/>vadd.f32<text:tab/>s14, s14, s10</text:p>
            <text:p text:style-name="P508"><text:s text:c="4"/>115c:<text:tab/>ed9d 5a59<text:s/><text:tab/>vldr<text:tab/>s10, [sp, #356]<text:tab/>; 0x164</text:p>
            <text:p text:style-name="P509"><text:s text:c="4"/>1160:<text:tab/>ee26 5a85<text:s/><text:tab/>vmul.f32<text:tab/>s10, s13, s10</text:p>
            <text:p text:style-name="P510"><text:s text:c="4"/>1164:<text:tab/>ee37 7a05<text:s/><text:tab/>vadd.f32<text:tab/>s14, s14, s10</text:p>
            <text:p text:style-name="P511"><text:s text:c="4"/>1168:<text:tab/>ed8d 7a22<text:s/><text:tab/>vstr<text:tab/>s14, [sp, #136]<text:tab/>; 0x88</text:p>
            <text:p text:style-name="P512"><text:s text:c="4"/>nret[3] = v.n[0] * m.m[3][0] + v.n[1] * m.m[3][1] + v.n[2] * m.m[3][2] + v.n[3] * m.m[3][3];</text:p>
            <text:p text:style-name="P513"><text:s text:c="4"/>116c:<text:tab/>ed9d 7a5a<text:s/><text:tab/>vldr<text:tab/>s14, [sp, #360]<text:tab/>; 0x168</text:p>
            <text:p text:style-name="P514"><text:s text:c="4"/>1170:<text:tab/>ee67 7a87<text:s/><text:tab/>vmul.f32<text:tab/>s15, s15, s14</text:p>
            <text:p text:style-name="P515"><text:s text:c="4"/>1174:<text:tab/>ed9d 7a5b<text:s/><text:tab/>vldr<text:tab/>s14, [sp, #364]<text:tab/>; 0x16c</text:p>
            <text:p text:style-name="P516"><text:s text:c="4"/>1178:<text:tab/>ee65 5a87<text:s/><text:tab/>vmul.f32<text:tab/>s11, s11, s14</text:p>
            <text:soft-page-break/>
            <text:p text:style-name="P517"><text:s text:c="4"/>117c:<text:tab/>ee77 7aa5<text:s/><text:tab/>vadd.f32<text:tab/>s15, s15, s11</text:p>
            <text:p text:style-name="P518"><text:s text:c="4"/>1180:<text:tab/>ed9d 7a5c<text:s/><text:tab/>vldr<text:tab/>s14, [sp, #368]<text:tab/>; 0x170</text:p>
            <text:p text:style-name="P519"><text:s text:c="4"/>1184:<text:tab/>ee26 6a07<text:s/><text:tab/>vmul.f32<text:tab/>s12, s12, s14</text:p>
            <text:p text:style-name="P520"><text:s text:c="4"/>1188:<text:tab/>ee77 7a86<text:s/><text:tab/>vadd.f32<text:tab/>s15, s15, s12</text:p>
            <text:p text:style-name="P521"><text:s text:c="4"/>118c:<text:tab/>ed9d 7a5d<text:s/><text:tab/>vldr<text:tab/>s14, [sp, #372]<text:tab/>; 0x174</text:p>
            <text:p text:style-name="P522"><text:s text:c="4"/>1190:<text:tab/>ee66 6a87<text:s/><text:tab/>vmul.f32<text:tab/>s13, s13, s14</text:p>
            <text:p text:style-name="P523"><text:s text:c="4"/>1194:<text:tab/>ee77 7aa6<text:s/><text:tab/>vadd.f32<text:tab/>s15, s15, s13</text:p>
            <text:p text:style-name="P524"><text:s text:c="4"/>1198:<text:tab/>edcd 7a23<text:s/><text:tab/>vstr<text:tab/>s15, [sp, #140]<text:tab/>; 0x8c</text:p>
            <text:p text:style-name="P525"><text:s text:c="4"/>for (lu32TestLoop = 0; lu32TestLoop &lt; TEST_REPETITIONS; lu32TestLoop++)</text:p>
            <text:p text:style-name="P526"><text:span text:style-name="T527"><text:s text:c="4"/></text:span><text:span text:style-name="T528">119c:</text:span><text:span text:style-name="T529"><text:tab/>3301 <text:s text:c="5"/></text:span><text:span text:style-name="T530"><text:tab/>adds</text:span><text:span text:style-name="T531"><text:tab/>r3, #1</text:span></text:p>
            <text:p text:style-name="P532"><text:span text:style-name="T533"><text:s text:c="4"/>119e:</text:span><text:span text:style-name="T534"><text:tab/>e791 <text:s text:c="5"/></text:span><text:span text:style-name="T535"><text:tab/>b.n</text:span><text:span text:style-name="T536"><text:tab/>10c4 &lt;main+0x</text:span><text:span text:style-name="T537">10c4</text:span><text:span text:style-name="T538">&gt;</text:span></text:p>
            <text:p text:style-name="P539"><text:span text:style-name="T540"><text:s text:c="2"/></text:span><text:span text:style-name="T541">lcStrOutput.Setf("4x4 Matrix Vec Mul Raw Test: %s us", mcDiffTimer.toString());</text:span></text:p>
            <text:p text:style-name="P542"><text:span text:style-name="T543"><text:s text:c="4"/></text:span><text:span text:style-name="T544">11a0</text:span><text:span text:style-name="T545">:</text:span><text:span text:style-name="T546"><text:tab/>4811 <text:s text:c="5"/></text:span><text:span text:style-name="T547"><text:tab/>ldr</text:span><text:span text:style-name="T548"><text:tab/>r0, [pc, #68]</text:span><text:span text:style-name="T549"><text:tab/>; (11e8 &lt;main+0x11e8&gt;)</text:span></text:p>
          </table:table-cell>
          <table:table-cell table:style-name="TableCell550">
            <text:p text:style-name="P551"/>
          </table:table-cell>
        </table:table-row>
      </table:table>
      <text:p text:style-name="P5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es, Florian</meta:initial-creator>
    <dc:creator>Kaes, Florian</dc:creator>
    <meta:creation-date>2020-11-06T12:40:00Z</meta:creation-date>
    <dc:date>2020-11-06T13:37:00Z</dc:date>
    <meta:template xlink:href="Normal.dotm" xlink:type="simple"/>
    <meta:editing-cycles>7</meta:editing-cycles>
    <meta:editing-duration>PT0S</meta:editing-duration>
    <meta:document-statistic meta:page-count="5" meta:paragraph-count="17" meta:word-count="1231" meta:character-count="8972" meta:row-count="64" meta:non-whitespace-character-count="7758"/>
  </office:meta>
</office:document-meta>
</file>